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0000000470C861EF18B4E37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oto Sans" svg:font-family="'Noto Sans', 'Helvetica Neue', 'Segoe UI', Helvetica, Verdana, Arial, sans-serif"/>
    <style:font-face style:name="Roboto Condensed" svg:font-family="'Roboto Condensed',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505050" style:font-name="Roboto Condensed" fo:font-size="9pt" fo:letter-spacing="normal" fo:font-style="normal" fo:font-weight="normal" officeooo:paragraph-rsid="00085732" style:font-size-asian="9pt" style:font-size-complex="9pt"/>
    </style:style>
    <style:style style:name="P2" style:family="paragraph" style:parent-style-name="Standard">
      <style:text-properties fo:font-variant="normal" fo:text-transform="none" fo:color="#505050" style:font-name="Noto Sans" fo:font-size="9pt" fo:letter-spacing="normal" fo:font-style="normal" fo:font-weight="bold" officeooo:rsid="00085732" officeooo:paragraph-rsid="00085732" style:font-size-asian="9pt" style:font-weight-asian="bold" style:font-size-complex="9pt" style:font-weight-complex="bold"/>
    </style:style>
    <style:style style:name="P3" style:family="paragraph" style:parent-style-name="Standard">
      <style:text-properties fo:font-size="9pt" officeooo:paragraph-rsid="0012f749" style:font-size-asian="9pt" style:font-size-complex="9pt"/>
    </style:style>
    <style:style style:name="P4" style:family="paragraph" style:parent-style-name="Standard">
      <style:text-properties fo:font-size="9pt" fo:font-weight="bold" officeooo:rsid="00085732" officeooo:paragraph-rsid="00085732" style:font-size-asian="9pt" style:font-weight-asian="bold" style:font-size-complex="9pt" style:font-weight-complex="bold"/>
    </style:style>
    <style:style style:name="P5"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rsid="00085732" officeooo:paragraph-rsid="00085732" style:font-size-asian="9pt" style:font-size-complex="9pt"/>
    </style:style>
    <style:style style:name="P6"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0e9db0" style:font-size-asian="9pt" style:font-size-complex="9pt"/>
    </style:style>
    <style:style style:name="P7"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0ecaa7" style:font-size-asian="9pt" style:font-size-complex="9pt"/>
    </style:style>
    <style:style style:name="P8"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0fe113" style:font-size-asian="9pt" style:font-size-complex="9pt"/>
    </style:style>
    <style:style style:name="P9"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10affe" style:font-size-asian="9pt" style:font-size-complex="9pt"/>
    </style:style>
    <style:style style:name="P10"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11722a" style:font-size-asian="9pt" style:font-size-complex="9pt"/>
    </style:style>
    <style:style style:name="P11"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12b588" style:font-size-asian="9pt" style:font-size-complex="9pt"/>
    </style:style>
    <style:style style:name="P12"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12f749" style:font-size-asian="9pt" style:font-size-complex="9pt"/>
    </style:style>
    <style:style style:name="P13"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13a1a6" style:font-size-asian="9pt" style:font-size-complex="9pt"/>
    </style:style>
    <style:style style:name="P14"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172e48" style:font-size-asian="9pt" style:font-size-complex="9pt"/>
    </style:style>
    <style:style style:name="P15"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rsid="0012f749" officeooo:paragraph-rsid="0012f749" style:font-size-asian="9pt" style:font-size-complex="9pt"/>
    </style:style>
    <style:style style:name="P16"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rsid="0012f749" officeooo:paragraph-rsid="0014a9a0" style:font-size-asian="9pt" style:font-weight-asian="normal" style:font-size-complex="9pt" style:font-weight-complex="normal"/>
    </style:style>
    <style:style style:name="P17"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rsid="0014a9a0" officeooo:paragraph-rsid="00153e23" style:font-size-asian="9pt" style:font-weight-asian="normal" style:font-size-complex="9pt" style:font-weight-complex="normal"/>
    </style:style>
    <style:style style:name="P18"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bold" officeooo:rsid="00085732" officeooo:paragraph-rsid="0013a1a6" style:font-size-asian="9pt" style:font-weight-asian="bold" style:font-size-complex="9pt" style:font-weight-complex="bold"/>
    </style:style>
    <style:style style:name="P19"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italic" fo:font-weight="normal" officeooo:rsid="0012f749" officeooo:paragraph-rsid="0012f749" style:font-size-asian="9pt" style:font-weight-asian="normal" style:font-size-complex="9pt" style:font-weight-complex="normal"/>
    </style:style>
    <style:style style:name="P20"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italic" fo:font-weight="normal" officeooo:rsid="0012f749" officeooo:paragraph-rsid="0013a1a6" style:font-size-asian="9pt" style:font-weight-asian="normal" style:font-size-complex="9pt" style:font-weight-complex="normal"/>
    </style:style>
    <style:style style:name="P21"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Noto Sans" fo:font-size="9pt" fo:letter-spacing="normal" fo:font-style="italic" fo:font-weight="bold" officeooo:rsid="000bdd80" officeooo:paragraph-rsid="000fe113" style:font-size-asian="9pt" style:font-weight-asian="bold" style:font-size-complex="9pt" style:font-weight-complex="bold"/>
    </style:style>
    <style:style style:name="P22"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Noto Sans" fo:font-size="9pt" fo:letter-spacing="normal" fo:font-style="italic" fo:font-weight="bold" officeooo:rsid="000bdd80" officeooo:paragraph-rsid="000ecaa7" style:font-size-asian="9pt" style:font-weight-asian="bold" style:font-size-complex="9pt" style:font-weight-complex="bold"/>
    </style:style>
    <style:style style:name="P23"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Noto Sans" fo:font-size="9pt" fo:letter-spacing="normal" fo:font-style="italic" fo:font-weight="bold" officeooo:rsid="000bdd80" officeooo:paragraph-rsid="0011722a" style:font-size-asian="9pt" style:font-weight-asian="bold" style:font-size-complex="9pt" style:font-weight-complex="bold"/>
    </style:style>
    <style:style style:name="P24" style:family="paragraph" style:parent-style-name="Standard">
      <style:paragraph-properties fo:margin-top="0in" fo:margin-bottom="0in" loext:contextual-spacing="false" fo:text-align="start" style:justify-single-word="false" fo:orphans="2" fo:widows="2" fo:padding="0in" fo:border="none"/>
      <style:text-properties fo:font-size="9pt" officeooo:paragraph-rsid="000bdd80" style:font-size-asian="9pt" style:font-size-complex="9pt"/>
    </style:style>
    <style:style style:name="P25" style:family="paragraph" style:parent-style-name="Standard">
      <style:paragraph-properties fo:margin-top="0in" fo:margin-bottom="0in" loext:contextual-spacing="false" fo:text-align="start" style:justify-single-word="false" fo:orphans="2" fo:widows="2" fo:padding="0in" fo:border="none"/>
      <style:text-properties fo:font-size="9pt" officeooo:paragraph-rsid="0010affe" style:font-size-asian="9pt" style:font-size-complex="9pt"/>
    </style:style>
    <style:style style:name="P26" style:family="paragraph" style:parent-style-name="Standard">
      <style:paragraph-properties fo:margin-top="0in" fo:margin-bottom="0in" loext:contextual-spacing="false" fo:text-align="start" style:justify-single-word="false" fo:orphans="2" fo:widows="2" fo:padding="0in" fo:border="none"/>
      <style:text-properties fo:font-size="9pt" officeooo:paragraph-rsid="0012b588" style:font-size-asian="9pt" style:font-size-complex="9pt"/>
    </style:style>
    <style:style style:name="P27" style:family="paragraph" style:parent-style-name="Standard">
      <style:paragraph-properties fo:margin-top="0in" fo:margin-bottom="0in" loext:contextual-spacing="false" fo:text-align="start" style:justify-single-word="false" fo:orphans="2" fo:widows="2" fo:padding="0in" fo:border="none"/>
      <style:text-properties fo:font-size="9pt" officeooo:paragraph-rsid="0012f749" style:font-size-asian="9pt" style:font-size-complex="9pt"/>
    </style:style>
    <style:style style:name="P28" style:family="paragraph" style:parent-style-name="Standard">
      <style:paragraph-properties fo:margin-top="0in" fo:margin-bottom="0in" loext:contextual-spacing="false" fo:text-align="start" style:justify-single-word="false" fo:orphans="2" fo:widows="2" fo:padding="0in" fo:border="none"/>
      <style:text-properties fo:font-size="9pt" officeooo:paragraph-rsid="0013a1a6" style:font-size-asian="9pt" style:font-size-complex="9pt"/>
    </style:style>
    <style:style style:name="P29" style:family="paragraph" style:parent-style-name="Standard">
      <style:paragraph-properties fo:margin-top="0in" fo:margin-bottom="0in" loext:contextual-spacing="false" fo:text-align="start" style:justify-single-word="false" fo:orphans="2" fo:widows="2" fo:padding="0in" fo:border="none"/>
      <style:text-properties fo:font-size="9pt" officeooo:paragraph-rsid="00172e48" style:font-size-asian="9pt" style:font-size-complex="9pt"/>
    </style:style>
    <style:style style:name="P30" style:family="paragraph" style:parent-style-name="Standard">
      <style:paragraph-properties fo:margin-top="0in" fo:margin-bottom="0in" loext:contextual-spacing="false" fo:text-align="start" style:justify-single-word="false" fo:orphans="2" fo:widows="2" fo:padding="0in" fo:border="none"/>
      <style:text-properties fo:color="#505050" style:font-name="Roboto Condensed" fo:font-size="9pt" fo:letter-spacing="normal" fo:font-style="normal" fo:font-weight="normal" officeooo:paragraph-rsid="00172e48" style:font-size-asian="9pt" style:font-size-complex="9pt"/>
    </style:style>
    <style:style style:name="P31" style:family="paragraph" style:parent-style-name="Standard">
      <style:paragraph-properties fo:margin-top="0in" fo:margin-bottom="0in" loext:contextual-spacing="false" fo:text-align="start" style:justify-single-word="false" fo:orphans="2" fo:widows="2" fo:padding="0in" fo:border="none"/>
      <style:text-properties fo:color="#505050" style:font-name="Roboto Condensed" fo:font-size="9pt" fo:letter-spacing="normal" fo:font-style="normal" fo:font-weight="normal" officeooo:paragraph-rsid="00172e48" style:font-size-asian="9pt" style:font-weight-asian="normal" style:font-size-complex="9pt" style:font-weight-complex="normal"/>
    </style:style>
    <style:style style:name="P32"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rsid="00085732" officeooo:paragraph-rsid="00085732" style:font-size-asian="9pt" style:font-weight-asian="normal" style:font-size-complex="9pt" style:font-weight-complex="normal"/>
    </style:style>
    <style:style style:name="P33"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rsid="00085732" officeooo:paragraph-rsid="0012f749" style:font-size-asian="9pt" style:font-weight-asian="normal" style:font-size-complex="9pt" style:font-weight-complex="normal"/>
    </style:style>
    <style:style style:name="P34"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style:font-size-asian="9pt" style:font-weight-asian="normal" style:font-size-complex="9pt" style:font-weight-complex="normal"/>
    </style:style>
    <style:style style:name="P35"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153e23" style:font-size-asian="9pt" style:font-weight-asian="normal" style:font-size-complex="9pt" style:font-weight-complex="normal"/>
    </style:style>
    <style:style style:name="P36"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172e48" style:font-size-asian="9pt" style:font-weight-asian="normal" style:font-size-complex="9pt" style:font-weight-complex="normal"/>
    </style:style>
    <style:style style:name="P37"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rsid="0012f749" officeooo:paragraph-rsid="0012f749" style:font-size-asian="9pt" style:font-weight-asian="normal" style:font-size-complex="9pt" style:font-weight-complex="normal"/>
    </style:style>
    <style:style style:name="P38"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rsid="0012f749" officeooo:paragraph-rsid="0013a1a6" style:font-size-asian="9pt" style:font-weight-asian="normal" style:font-size-complex="9pt" style:font-weight-complex="normal"/>
    </style:style>
    <style:style style:name="P39"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rsid="0012f749" officeooo:paragraph-rsid="0014a9a0" style:font-size-asian="9pt" style:font-weight-asian="normal" style:font-size-complex="9pt" style:font-weight-complex="normal"/>
    </style:style>
    <style:style style:name="P40"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rsid="0012f749" officeooo:paragraph-rsid="00153e23" style:font-size-asian="9pt" style:font-weight-asian="normal" style:font-size-complex="9pt" style:font-weight-complex="normal"/>
    </style:style>
    <style:style style:name="P41"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rsid="0014a9a0" officeooo:paragraph-rsid="00153e23" style:font-size-asian="9pt" style:font-weight-asian="normal" style:font-size-complex="9pt" style:font-weight-complex="normal"/>
    </style:style>
    <style:style style:name="P42"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rsid="0014a9a0" officeooo:paragraph-rsid="00172e48" style:font-size-asian="9pt" style:font-weight-asian="normal" style:font-size-complex="9pt" style:font-weight-complex="normal"/>
    </style:style>
    <style:style style:name="P43"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style:font-size-asian="9pt" style:font-size-complex="9pt"/>
    </style:style>
    <style:style style:name="P44"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0aaf66" style:font-size-asian="9pt" style:font-size-complex="9pt"/>
    </style:style>
    <style:style style:name="P45"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153e23" style:font-size-asian="9pt" style:font-size-complex="9pt"/>
    </style:style>
    <style:style style:name="P46"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rsid="0012f749" officeooo:paragraph-rsid="0013a1a6" style:font-size-asian="9pt" style:font-weight-asian="bold" style:font-size-complex="9pt" style:font-weight-complex="bold"/>
    </style:style>
    <style:style style:name="P47"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rsid="0012f749" officeooo:paragraph-rsid="00153e23" style:font-size-asian="9pt" style:font-weight-asian="bold" style:font-size-complex="9pt" style:font-weight-complex="bold"/>
    </style:style>
    <style:style style:name="P48"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bold" officeooo:rsid="0014a9a0" officeooo:paragraph-rsid="00172e48" style:font-size-asian="9pt" style:font-weight-asian="bold" style:font-size-complex="9pt" style:font-weight-complex="bold"/>
    </style:style>
    <style:style style:name="P49"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fo:font-size="9pt" fo:letter-spacing="normal" style:font-size-asian="9pt" style:font-size-complex="9pt"/>
    </style:style>
    <style:style style:name="P50"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fo:font-size="9pt" fo:letter-spacing="normal" officeooo:paragraph-rsid="0011722a" style:font-size-asian="9pt" style:font-size-complex="9pt"/>
    </style:style>
    <style:style style:name="P51"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Noto Sans" fo:font-size="9pt" fo:letter-spacing="normal" fo:font-style="normal" fo:font-weight="normal" officeooo:rsid="00085732" officeooo:paragraph-rsid="000aaf66" style:font-size-asian="9pt" style:font-weight-asian="normal" style:font-size-complex="9pt" style:font-weight-complex="normal"/>
    </style:style>
    <style:style style:name="P52"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Noto Sans" fo:font-size="9pt" fo:letter-spacing="normal" fo:font-style="normal" fo:font-weight="normal" officeooo:rsid="00085732" officeooo:paragraph-rsid="00085732" style:font-size-asian="9pt" style:font-weight-asian="normal" style:font-size-complex="9pt" style:font-weight-complex="normal"/>
    </style:style>
    <style:style style:name="P53"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Noto Sans" fo:font-size="9pt" fo:letter-spacing="normal" fo:font-style="normal" fo:font-weight="normal" officeooo:paragraph-rsid="000aaf66" style:font-size-asian="9pt" style:font-weight-asian="normal" style:font-size-complex="9pt" style:font-weight-complex="normal"/>
    </style:style>
    <style:style style:name="P54"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Noto Sans" fo:font-size="9pt" fo:letter-spacing="normal" fo:font-style="normal" fo:font-weight="normal" officeooo:rsid="000bdd80" officeooo:paragraph-rsid="0012b588" style:font-size-asian="9pt" style:font-size-complex="9pt"/>
    </style:style>
    <style:style style:name="P55"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Noto Sans" fo:font-size="9pt" fo:letter-spacing="normal" fo:font-style="italic" fo:font-weight="normal" officeooo:rsid="000bdd80" officeooo:paragraph-rsid="000e9db0" style:font-size-asian="9pt" style:font-weight-asian="normal" style:font-size-complex="9pt" style:font-weight-complex="normal"/>
    </style:style>
    <style:style style:name="P56"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Noto Sans" fo:font-size="9pt" fo:letter-spacing="normal" fo:font-style="italic" fo:font-weight="normal" officeooo:rsid="000bdd80" officeooo:paragraph-rsid="000ecaa7" style:font-size-asian="9pt" style:font-weight-asian="normal" style:font-size-complex="9pt" style:font-weight-complex="normal"/>
    </style:style>
    <style:style style:name="P57"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Noto Sans" fo:font-size="9pt" fo:letter-spacing="normal" fo:font-style="italic" fo:font-weight="normal" officeooo:rsid="000bdd80" officeooo:paragraph-rsid="000fe113" style:font-size-asian="9pt" style:font-weight-asian="normal" style:font-size-complex="9pt" style:font-weight-complex="normal"/>
    </style:style>
    <style:style style:name="P58"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Noto Sans" fo:font-size="9pt" fo:letter-spacing="normal" fo:font-style="italic" fo:font-weight="normal" officeooo:rsid="000bdd80" officeooo:paragraph-rsid="0010affe" style:font-size-asian="9pt" style:font-weight-asian="normal" style:font-size-complex="9pt" style:font-weight-complex="normal"/>
    </style:style>
    <style:style style:name="P59"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Noto Sans" fo:font-size="9pt" fo:letter-spacing="normal" fo:font-style="italic" fo:font-weight="normal" officeooo:rsid="000bdd80" officeooo:paragraph-rsid="0011722a" style:font-size-asian="9pt" style:font-weight-asian="normal" style:font-size-complex="9pt" style:font-weight-complex="normal"/>
    </style:style>
    <style:style style:name="P60"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Noto Sans" fo:font-size="9pt" fo:letter-spacing="normal" fo:font-style="italic" fo:font-weight="normal" officeooo:rsid="000bdd80" officeooo:paragraph-rsid="0012b588" style:font-size-asian="9pt" style:font-size-complex="9pt"/>
    </style:style>
    <style:style style:name="P61" style:family="paragraph" style:parent-style-name="Text_20_body">
      <style:paragraph-properties fo:margin-top="0in" fo:margin-bottom="0in" loext:contextual-spacing="false" fo:text-align="start" style:justify-single-word="false" fo:orphans="2" fo:widows="2" fo:padding="0in" fo:border="none"/>
      <style:text-properties fo:font-size="9pt" officeooo:paragraph-rsid="00172e48" style:font-size-asian="9pt" style:font-size-complex="9pt"/>
    </style:style>
    <style:style style:name="P62" style:family="paragraph" style:parent-style-name="Text_20_body">
      <style:text-properties fo:font-variant="normal" fo:text-transform="none" fo:color="#505050" fo:font-size="9pt" fo:letter-spacing="normal" officeooo:paragraph-rsid="0010affe" style:font-size-asian="9pt" style:font-size-complex="9pt"/>
    </style:style>
    <style:style style:name="P63" style:family="paragraph" style:parent-style-name="Text_20_body">
      <style:text-properties fo:font-variant="normal" fo:text-transform="none" fo:color="#505050" style:font-name="Roboto Condensed" fo:font-size="9pt" fo:letter-spacing="normal" fo:font-style="normal" fo:font-weight="normal" officeooo:paragraph-rsid="0012f749" style:font-size-asian="9pt" style:font-size-complex="9pt"/>
    </style:style>
    <style:style style:name="P64" style:family="paragraph" style:parent-style-name="Text_20_body">
      <style:text-properties fo:font-variant="normal" fo:text-transform="none" fo:color="#505050" style:font-name="Roboto Condensed" fo:font-size="9pt" fo:letter-spacing="normal" fo:font-style="normal" fo:font-weight="normal" officeooo:rsid="00085732" officeooo:paragraph-rsid="00085732" style:font-size-asian="9pt" style:font-size-complex="9pt"/>
    </style:style>
    <style:style style:name="P65" style:family="paragraph" style:parent-style-name="Text_20_body">
      <style:text-properties fo:font-variant="normal" fo:text-transform="none" fo:color="#505050" style:font-name="Roboto Condensed" fo:font-size="9pt" fo:letter-spacing="normal" fo:font-style="normal" fo:font-weight="normal" officeooo:rsid="00085732" officeooo:paragraph-rsid="0012f749" style:font-size-asian="9pt" style:font-size-complex="9pt"/>
    </style:style>
    <style:style style:name="P66" style:family="paragraph" style:parent-style-name="Standard" style:list-style-name="L1">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13a1a6" style:font-size-asian="9pt" style:font-size-complex="9pt"/>
    </style:style>
    <style:style style:name="P67" style:family="paragraph" style:parent-style-name="Standard" style:list-style-name="L1">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14a9a0" style:font-size-asian="9pt" style:font-size-complex="9pt"/>
    </style:style>
    <style:style style:name="P68" style:family="paragraph" style:parent-style-name="Standard" style:list-style-name="L1">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153e23" style:font-size-asian="9pt" style:font-size-complex="9pt"/>
    </style:style>
    <style:style style:name="P69" style:family="paragraph" style:parent-style-name="Standard" style:list-style-name="L1">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172e48" style:font-size-asian="9pt" style:font-size-complex="9pt"/>
    </style:style>
    <style:style style:name="P70" style:family="paragraph" style:parent-style-name="Standard" style:list-style-name="L1">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179090" style:font-size-asian="9pt" style:font-size-complex="9pt"/>
    </style:style>
    <style:style style:name="P71" style:family="paragraph" style:parent-style-name="Standard" style:list-style-name="L3">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0aaf66" style:font-size-asian="9pt" style:font-size-complex="9pt"/>
    </style:style>
    <style:style style:name="P72" style:family="paragraph" style:parent-style-name="Standard" style:list-style-name="L3">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0bdd80" style:font-size-asian="9pt" style:font-size-complex="9pt"/>
    </style:style>
    <style:style style:name="P73"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11722a" style:font-size-asian="9pt" style:font-size-complex="9pt"/>
    </style:style>
    <style:style style:name="P74"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paragraph-rsid="001fa468" style:font-size-asian="9pt" style:font-size-complex="9pt"/>
    </style:style>
    <style:style style:name="P75" style:family="paragraph" style:parent-style-name="Standard" style:list-style-name="L3">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rsid="00085732" officeooo:paragraph-rsid="000aaf66" style:font-size-asian="9pt" style:font-size-complex="9pt"/>
    </style:style>
    <style:style style:name="P76" style:family="paragraph" style:parent-style-name="Standard" style:list-style-name="L1">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10pt" fo:letter-spacing="normal" fo:font-style="normal" fo:font-weight="normal" officeooo:paragraph-rsid="00153e23" style:font-size-asian="10pt" style:font-size-complex="10pt"/>
    </style:style>
    <style:style style:name="P77"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505050" style:font-name="Noto Sans" fo:font-size="9pt" fo:letter-spacing="normal" fo:font-style="italic" fo:font-weight="bold" officeooo:rsid="000bdd80" officeooo:paragraph-rsid="001fa468" style:font-size-asian="9pt" style:font-weight-asian="bold" style:font-size-complex="9pt" style:font-weight-complex="bold"/>
    </style:style>
    <style:style style:name="P78" style:family="paragraph" style:parent-style-name="Standard" style:list-style-name="L1">
      <style:paragraph-properties fo:margin-top="0in" fo:margin-bottom="0in" loext:contextual-spacing="false" fo:text-align="start" style:justify-single-word="false" fo:orphans="2" fo:widows="2" fo:padding="0in" fo:border="none"/>
      <style:text-properties fo:color="#505050" style:font-name="Roboto Condensed" fo:font-size="9pt" fo:letter-spacing="normal" fo:font-style="normal" fo:font-weight="normal" officeooo:paragraph-rsid="0013f497" style:font-size-asian="9pt" style:font-weight-asian="normal" style:font-size-complex="9pt" style:font-weight-complex="normal"/>
    </style:style>
    <style:style style:name="P79" style:family="paragraph" style:parent-style-name="Standard" style:list-style-name="L3">
      <style:paragraph-properties fo:margin-top="0in" fo:margin-bottom="0in" loext:contextual-spacing="false" fo:text-align="start" style:justify-single-word="false" fo:orphans="2" fo:widows="2" fo:padding="0in" fo:border="none"/>
      <style:text-properties fo:color="#505050" style:font-name="Roboto Condensed" fo:font-size="9pt" fo:letter-spacing="normal" fo:font-style="normal" fo:font-weight="normal" officeooo:paragraph-rsid="000bdd80" style:font-size-asian="9pt" style:font-size-complex="9pt"/>
    </style:style>
    <style:style style:name="P80" style:family="paragraph" style:parent-style-name="Standard" style:list-style-name="L1">
      <style:paragraph-properties fo:margin-top="0in" fo:margin-bottom="0in" loext:contextual-spacing="false" fo:text-align="start" style:justify-single-word="false" fo:orphans="2" fo:widows="2" fo:padding="0in" fo:border="none"/>
      <style:text-properties fo:font-size="9pt" officeooo:paragraph-rsid="0014a9a0" style:font-size-asian="9pt" style:font-size-complex="9pt"/>
    </style:style>
    <style:style style:name="P81" style:family="paragraph" style:parent-style-name="Standard" style:list-style-name="L1">
      <style:paragraph-properties fo:margin-top="0in" fo:margin-bottom="0in" loext:contextual-spacing="false" fo:text-align="start" style:justify-single-word="false" fo:orphans="2" fo:widows="2" fo:padding="0in" fo:border="none"/>
      <style:text-properties fo:font-size="9pt" officeooo:paragraph-rsid="00153e23" style:font-size-asian="9pt" style:font-size-complex="9pt"/>
    </style:style>
    <style:style style:name="P82" style:family="paragraph" style:parent-style-name="Standard" style:list-style-name="L1">
      <style:paragraph-properties fo:margin-top="0in" fo:margin-bottom="0in" loext:contextual-spacing="false" fo:text-align="start" style:justify-single-word="false" fo:orphans="2" fo:widows="2" fo:padding="0in" fo:border="none"/>
      <style:text-properties fo:font-size="9pt" officeooo:paragraph-rsid="00172e48" style:font-size-asian="9pt" style:font-size-complex="9pt"/>
    </style:style>
    <style:style style:name="P83" style:family="paragraph" style:parent-style-name="Standard" style:list-style-name="L1">
      <style:paragraph-properties fo:margin-top="0in" fo:margin-bottom="0in" loext:contextual-spacing="false" fo:text-align="start" style:justify-single-word="false" fo:orphans="2" fo:widows="2" fo:padding="0in" fo:border="none"/>
      <style:text-properties fo:font-size="9pt" officeooo:paragraph-rsid="00179090" style:font-size-asian="9pt" style:font-size-complex="9pt"/>
    </style:style>
    <style:style style:name="P84" style:family="paragraph" style:parent-style-name="Standard" style:list-style-name="L2">
      <style:paragraph-properties fo:margin-top="0in" fo:margin-bottom="0in" loext:contextual-spacing="false" fo:text-align="start" style:justify-single-word="false" fo:orphans="2" fo:widows="2" fo:padding="0in" fo:border="none"/>
      <style:text-properties fo:font-size="9pt" officeooo:paragraph-rsid="00153e23" style:font-size-asian="9pt" style:font-size-complex="9pt"/>
    </style:style>
    <style:style style:name="P85" style:family="paragraph" style:parent-style-name="Standard" style:list-style-name="L1">
      <style:paragraph-properties fo:margin-top="0in" fo:margin-bottom="0in" loext:contextual-spacing="false" fo:text-align="start" style:justify-single-word="false" fo:orphans="2" fo:widows="2" fo:padding="0in" fo:border="none"/>
      <style:text-properties fo:font-size="9pt" officeooo:paragraph-rsid="0014a9a0"/>
    </style:style>
    <style:style style:name="P86" style:family="paragraph" style:parent-style-name="Text_20_body" style:list-style-name="L1">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rsid="0012f749" officeooo:paragraph-rsid="0014a9a0" style:font-size-asian="9pt" style:font-weight-asian="normal" style:font-size-complex="9pt" style:font-weight-complex="normal"/>
    </style:style>
    <style:style style:name="P87" style:family="paragraph" style:parent-style-name="Text_20_body" style:list-style-name="L1">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rsid="0012f749" officeooo:paragraph-rsid="00153e23" style:font-size-asian="9pt" style:font-weight-asian="normal" style:font-size-complex="9pt" style:font-weight-complex="normal"/>
    </style:style>
    <style:style style:name="P88" style:family="paragraph" style:parent-style-name="Text_20_body" style:list-style-name="L1">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rsid="0014a9a0" officeooo:paragraph-rsid="00153e23" style:font-size-asian="9pt" style:font-weight-asian="normal" style:font-size-complex="9pt" style:font-weight-complex="normal"/>
    </style:style>
    <style:style style:name="P89" style:family="paragraph" style:parent-style-name="Text_20_body" style:list-style-name="L1">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rsid="0014a9a0" officeooo:paragraph-rsid="00172e48" style:font-size-asian="9pt" style:font-weight-asian="normal" style:font-size-complex="9pt" style:font-weight-complex="normal"/>
    </style:style>
    <style:style style:name="P90" style:family="paragraph" style:parent-style-name="Text_20_body" style:list-style-name="L1">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officeooo:rsid="0014a9a0" officeooo:paragraph-rsid="00179090" style:font-size-asian="9pt" style:font-weight-asian="normal" style:font-size-complex="9pt" style:font-weight-complex="normal"/>
    </style:style>
    <style:style style:name="P91"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505050" style:font-name="Roboto Condensed" fo:font-size="9pt" fo:letter-spacing="normal" fo:font-style="normal" fo:font-weight="normal" style:font-size-asian="9pt" style:font-size-complex="9pt"/>
    </style:style>
    <style:style style:name="P92"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505050" fo:font-size="9pt" fo:letter-spacing="normal" style:font-size-asian="9pt" style:font-size-complex="9pt"/>
    </style:style>
    <style:style style:name="P93"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505050" style:font-name="Noto Sans" fo:font-size="9pt" fo:letter-spacing="normal" fo:font-style="italic" fo:font-weight="normal" officeooo:rsid="000bdd80" officeooo:paragraph-rsid="0011722a" style:font-size-asian="9pt" style:font-weight-asian="normal" style:font-size-complex="9pt" style:font-weight-complex="normal"/>
    </style:style>
    <style:style style:name="P94" style:family="paragraph" style:parent-style-name="Text_20_body" style:list-style-name="L4">
      <style:paragraph-properties fo:margin-top="0in" fo:margin-bottom="0in" loext:contextual-spacing="false" fo:text-align="start" style:justify-single-word="false" fo:orphans="2" fo:widows="2" fo:padding="0in" fo:border="none"/>
      <style:text-properties fo:color="#505050" style:font-name="Roboto Condensed" fo:font-size="9pt" fo:letter-spacing="normal" fo:font-style="normal" fo:font-weight="normal" officeooo:paragraph-rsid="000fe113" style:font-size-asian="9pt" style:font-weight-asian="normal" style:font-size-complex="9pt" style:font-weight-complex="normal"/>
    </style:style>
    <style:style style:name="T1" style:family="text">
      <style:text-properties officeooo:rsid="00085732"/>
    </style:style>
    <style:style style:name="T2" style:family="text">
      <style:text-properties style:font-name="Noto Sans" fo:font-weight="bold" style:font-weight-asian="bold" style:font-weight-complex="bold"/>
    </style:style>
    <style:style style:name="T3" style:family="text">
      <style:text-properties style:font-name="Noto Sans" fo:font-weight="bold" officeooo:rsid="000aaf66" style:font-weight-asian="bold" style:font-weight-complex="bold"/>
    </style:style>
    <style:style style:name="T4" style:family="text">
      <style:text-properties style:font-name="Noto Sans" fo:font-weight="bold" officeooo:rsid="00085732" style:font-weight-asian="bold" style:font-weight-complex="bold"/>
    </style:style>
    <style:style style:name="T5" style:family="text">
      <style:text-properties style:font-name="Noto Sans" fo:font-weight="bold" officeooo:rsid="000bdd80" style:font-weight-asian="bold" style:font-weight-complex="bold"/>
    </style:style>
    <style:style style:name="T6" style:family="text">
      <style:text-properties style:font-name="Noto Sans" fo:font-weight="bold" style:font-weight-asian="bold" style:font-name-complex="Roboto Condensed" style:font-style-complex="normal" style:font-weight-complex="bold"/>
    </style:style>
    <style:style style:name="T7" style:family="text">
      <style:text-properties style:font-name="Noto Sans" fo:font-style="italic" officeooo:rsid="000bdd80" style:font-weight-asian="normal" style:font-weight-complex="normal"/>
    </style:style>
    <style:style style:name="T8" style:family="text">
      <style:text-properties style:font-name="Noto Sans" fo:font-style="italic" fo:font-weight="bold" officeooo:rsid="000bdd80" style:font-weight-asian="bold" style:font-weight-complex="bold"/>
    </style:style>
    <style:style style:name="T9" style:family="text">
      <style:text-properties style:font-name="Noto Sans" fo:font-style="italic" fo:font-weight="bold" officeooo:rsid="000ce991" style:font-weight-asian="bold" style:font-weight-complex="bold"/>
    </style:style>
    <style:style style:name="T10" style:family="text">
      <style:text-properties style:font-name="Noto Sans" fo:font-style="italic" fo:font-weight="bold" officeooo:rsid="000e9db0" style:font-weight-asian="bold" style:font-weight-complex="bold"/>
    </style:style>
    <style:style style:name="T11" style:family="text">
      <style:text-properties style:font-name="Noto Sans" fo:font-style="italic" fo:font-weight="bold" officeooo:rsid="000ecaa7" style:font-weight-asian="bold" style:font-weight-complex="bold"/>
    </style:style>
    <style:style style:name="T12" style:family="text">
      <style:text-properties style:font-name="Noto Sans" fo:font-style="italic" fo:font-weight="bold" officeooo:rsid="000fe113" style:font-weight-asian="bold" style:font-weight-complex="bold"/>
    </style:style>
    <style:style style:name="T13" style:family="text">
      <style:text-properties style:font-name="Noto Sans" fo:font-style="italic" fo:font-weight="bold" officeooo:rsid="0010affe" style:font-weight-asian="bold" style:font-weight-complex="bold"/>
    </style:style>
    <style:style style:name="T14" style:family="text">
      <style:text-properties style:font-name="Noto Sans" fo:font-style="italic" fo:font-weight="bold" officeooo:rsid="0011722a" style:font-weight-asian="bold" style:font-weight-complex="bold"/>
    </style:style>
    <style:style style:name="T15" style:family="text">
      <style:text-properties style:font-name="Noto Sans" fo:font-style="italic" fo:font-weight="bold" officeooo:rsid="0012b588" style:font-weight-asian="bold" style:font-weight-complex="bold"/>
    </style:style>
    <style:style style:name="T16" style:family="text">
      <style:text-properties style:font-name="Noto Sans" fo:font-style="italic" officeooo:rsid="000bdd80"/>
    </style:style>
    <style:style style:name="T17" style:family="text">
      <style:text-properties style:font-name="Noto Sans" fo:font-style="normal" fo:font-weight="bold" officeooo:rsid="00085732" style:font-weight-asian="bold" style:font-name-complex="Roboto Condensed" style:font-style-complex="normal" style:font-weight-complex="normal"/>
    </style:style>
    <style:style style:name="T18" style:family="text">
      <style:text-properties style:font-name="Roboto Condensed" fo:font-style="normal" fo:font-weight="normal"/>
    </style:style>
    <style:style style:name="T19" style:family="text">
      <style:text-properties style:font-name="Roboto Condensed" fo:font-style="normal" fo:font-weight="normal" style:font-name-complex="Roboto Condensed" style:font-style-complex="normal" style:font-weight-complex="normal"/>
    </style:style>
    <style:style style:name="T20" style:family="text">
      <style:text-properties style:font-name="Roboto Condensed" fo:font-style="normal" fo:font-weight="normal" officeooo:rsid="00085732" style:font-weight-asian="bold" style:font-weight-complex="bold"/>
    </style:style>
    <style:style style:name="T21" style:family="text">
      <style:text-properties style:font-name-complex="Roboto Condensed" style:font-style-complex="normal" style:font-weight-complex="normal"/>
    </style:style>
    <style:style style:name="T22" style:family="text">
      <style:text-properties style:font-weight-asian="bold" style:font-weight-complex="bold"/>
    </style:style>
    <style:style style:name="T23" style:family="text">
      <style:text-properties officeooo:rsid="0014a9a0" style:font-weight-asian="bold" style:font-weight-complex="bold"/>
    </style:style>
    <style:style style:name="T24" style:family="text">
      <style:text-properties fo:font-variant="normal" fo:text-transform="none" fo:color="#505050" style:font-name="Roboto Condensed" fo:letter-spacing="normal" fo:font-style="normal"/>
    </style:style>
    <style:style style:name="T25" style:family="text">
      <style:text-properties fo:font-variant="normal" fo:text-transform="none" fo:color="#505050" style:font-name="Roboto Condensed" fo:letter-spacing="normal" fo:font-style="normal" fo:font-weight="bold" officeooo:rsid="000bdd80" style:font-weight-asian="bold" style:font-weight-complex="bold"/>
    </style:style>
    <style:style style:name="T26" style:family="text">
      <style:text-properties fo:font-variant="normal" fo:text-transform="none" fo:color="#505050" style:font-name="Roboto Condensed" fo:letter-spacing="normal" fo:font-style="normal" fo:font-weight="bold" officeooo:rsid="00085732" style:font-weight-asian="bold" style:font-weight-complex="bold"/>
    </style:style>
    <style:style style:name="T27" style:family="text">
      <style:text-properties fo:font-variant="normal" fo:text-transform="none" fo:color="#505050" style:font-name="Roboto Condensed" fo:letter-spacing="normal" fo:font-style="normal" fo:font-weight="bold" officeooo:rsid="0012f749" style:font-weight-asian="bold" style:font-weight-complex="bold"/>
    </style:style>
    <style:style style:name="T28" style:family="text">
      <style:text-properties fo:font-variant="normal" fo:text-transform="none" fo:color="#505050" style:font-name="Roboto Condensed" fo:letter-spacing="normal" fo:font-style="normal" fo:font-weight="bold" officeooo:rsid="0013a1a6" style:font-weight-asian="bold" style:font-weight-complex="bold"/>
    </style:style>
    <style:style style:name="T29" style:family="text">
      <style:text-properties fo:font-variant="normal" fo:text-transform="none" fo:color="#505050" style:font-name="Roboto Condensed" fo:letter-spacing="normal" fo:font-style="normal" fo:font-weight="bold" officeooo:rsid="0014a9a0" style:font-weight-asian="bold" style:font-weight-complex="bold"/>
    </style:style>
    <style:style style:name="T30" style:family="text">
      <style:text-properties fo:font-variant="normal" fo:text-transform="none" fo:color="#505050" style:font-name="Roboto Condensed" fo:letter-spacing="normal" fo:font-style="normal" fo:font-weight="bold" officeooo:rsid="00153e23" style:font-weight-asian="bold" style:font-weight-complex="bold"/>
    </style:style>
    <style:style style:name="T31" style:family="text">
      <style:text-properties fo:font-variant="normal" fo:text-transform="none" fo:color="#505050" style:font-name="Roboto Condensed" fo:letter-spacing="normal" fo:font-style="normal" fo:font-weight="bold" officeooo:rsid="00172e48" style:font-weight-asian="bold" style:font-weight-complex="bold"/>
    </style:style>
    <style:style style:name="T32" style:family="text">
      <style:text-properties fo:font-variant="normal" fo:text-transform="none" fo:color="#505050" style:font-name="Roboto Condensed" fo:letter-spacing="normal" fo:font-style="normal" fo:font-weight="bold" officeooo:rsid="00179090" style:font-weight-asian="bold" style:font-weight-complex="bold"/>
    </style:style>
    <style:style style:name="T33" style:family="text">
      <style:text-properties fo:font-variant="normal" fo:text-transform="none" fo:color="#505050" style:font-name="Roboto Condensed" fo:letter-spacing="normal" fo:font-style="normal" fo:font-weight="bold" officeooo:rsid="0014a9a0" style:font-weight-asian="bold" style:font-name-complex="Roboto Condensed" style:font-style-complex="normal" style:font-weight-complex="normal"/>
    </style:style>
    <style:style style:name="T34" style:family="text">
      <style:text-properties fo:font-variant="normal" fo:text-transform="none" fo:color="#505050" style:font-name="Roboto Condensed" fo:letter-spacing="normal" fo:font-style="normal" fo:font-weight="bold" officeooo:rsid="00085732" style:font-size-asian="9pt" style:font-weight-asian="bold" style:font-size-complex="9pt" style:font-weight-complex="bold"/>
    </style:style>
    <style:style style:name="T35" style:family="text">
      <style:text-properties fo:font-variant="normal" fo:text-transform="none" fo:color="#505050" style:font-name="Roboto Condensed" fo:letter-spacing="normal" fo:font-style="normal" fo:font-weight="bold" officeooo:rsid="0014a9a0" style:font-size-asian="9pt" style:font-weight-asian="bold" style:font-size-complex="9pt" style:font-weight-complex="bold"/>
    </style:style>
    <style:style style:name="T36" style:family="text">
      <style:text-properties fo:font-variant="normal" fo:text-transform="none" fo:color="#505050" style:font-name="Roboto Condensed" fo:letter-spacing="normal" fo:font-style="normal" fo:font-weight="bold" officeooo:rsid="0012f749" style:font-size-asian="9pt" style:font-weight-asian="bold" style:font-size-complex="9pt" style:font-weight-complex="bold"/>
    </style:style>
    <style:style style:name="T37" style:family="text">
      <style:text-properties fo:font-variant="normal" fo:text-transform="none" fo:color="#505050" style:font-name="Roboto Condensed" fo:letter-spacing="normal" fo:font-style="normal" fo:font-weight="normal"/>
    </style:style>
    <style:style style:name="T38" style:family="text">
      <style:text-properties fo:font-variant="normal" fo:text-transform="none" fo:color="#505050" style:font-name="Roboto Condensed" fo:letter-spacing="normal" fo:font-style="normal" fo:font-weight="normal" officeooo:rsid="0014a9a0" style:font-weight-asian="bold" style:font-weight-complex="bold"/>
    </style:style>
    <style:style style:name="T39" style:family="text">
      <style:text-properties fo:font-variant="normal" fo:text-transform="none" fo:color="#505050" style:font-name="Noto Sans" fo:letter-spacing="normal" fo:font-style="italic" fo:font-weight="bold" officeooo:rsid="000bdd80" style:font-weight-asian="bold" style:font-weight-complex="bold"/>
    </style:style>
    <style:style style:name="T40" style:family="text">
      <style:text-properties fo:font-variant="normal" fo:text-transform="none" fo:color="#505050" style:font-name="Noto Sans" fo:letter-spacing="normal" fo:font-style="italic" fo:font-weight="bold" officeooo:rsid="000ce991" style:font-weight-asian="bold" style:font-weight-complex="bold"/>
    </style:style>
    <style:style style:name="T41" style:family="text">
      <style:text-properties fo:font-variant="normal" fo:text-transform="none" fo:color="#505050" style:font-name="Noto Sans" fo:letter-spacing="normal" fo:font-style="italic" fo:font-weight="bold" officeooo:rsid="000e9db0" style:font-weight-asian="bold" style:font-weight-complex="bold"/>
    </style:style>
    <style:style style:name="T42" style:family="text">
      <style:text-properties fo:font-variant="normal" fo:text-transform="none" fo:color="#505050" style:font-name="Noto Sans" fo:letter-spacing="normal" fo:font-style="italic" fo:font-weight="bold" officeooo:rsid="000fe113" style:font-weight-asian="bold" style:font-weight-complex="bold"/>
    </style:style>
    <style:style style:name="T43" style:family="text">
      <style:text-properties fo:font-variant="normal" fo:text-transform="none" fo:color="#505050" style:font-name="Noto Sans" fo:letter-spacing="normal" fo:font-style="italic" fo:font-weight="bold" officeooo:rsid="0010affe" style:font-weight-asian="bold" style:font-weight-complex="bold"/>
    </style:style>
    <style:style style:name="T44" style:family="text">
      <style:text-properties fo:font-variant="normal" fo:text-transform="none" fo:color="#505050" style:font-name="Noto Sans" fo:letter-spacing="normal" fo:font-style="italic" fo:font-weight="bold" officeooo:rsid="0012b588" style:font-weight-asian="bold" style:font-weight-complex="bold"/>
    </style:style>
    <style:style style:name="T45" style:family="text">
      <style:text-properties fo:font-variant="normal" fo:text-transform="none" style:font-name="Noto Sans" fo:font-weight="bold" officeooo:rsid="000bdd80" style:font-weight-asian="bold" style:font-weight-complex="bold"/>
    </style:style>
    <style:style style:name="T46" style:family="text">
      <style:text-properties fo:font-variant="normal" fo:text-transform="none" style:font-name="Noto Sans" fo:font-style="italic" officeooo:rsid="000bdd80"/>
    </style:style>
    <style:style style:name="T47" style:family="text">
      <style:text-properties fo:font-variant="normal" fo:text-transform="none" fo:font-weight="bold" officeooo:rsid="00085732" style:font-weight-asian="bold" style:font-weight-complex="bold"/>
    </style:style>
    <style:style style:name="T48" style:family="text">
      <style:text-properties fo:font-variant="normal" fo:text-transform="none" fo:font-weight="bold" officeooo:rsid="00153e23" style:font-weight-asian="bold" style:font-weight-complex="bold"/>
    </style:style>
    <style:style style:name="T49" style:family="text">
      <style:text-properties fo:font-variant="normal" fo:text-transform="none" fo:font-weight="bold" officeooo:rsid="00172e48" style:font-weight-asian="bold" style:font-weight-complex="bold"/>
    </style:style>
    <style:style style:name="T50" style:family="text">
      <style:text-properties fo:font-variant="normal" fo:text-transform="none" fo:font-weight="bold" officeooo:rsid="0014a9a0" style:font-weight-asian="bold" style:font-weight-complex="bold"/>
    </style:style>
    <style:style style:name="T51" style:family="text">
      <style:text-properties fo:font-variant="normal" fo:text-transform="none" officeooo:rsid="0012f749"/>
    </style:style>
    <style:style style:name="T52" style:family="text">
      <style:text-properties fo:font-variant="normal" fo:text-transform="none" officeooo:rsid="0014a9a0"/>
    </style:style>
    <style:style style:name="T53" style:family="text">
      <style:text-properties fo:color="#505050" style:font-name="Roboto Condensed" fo:letter-spacing="normal" fo:font-style="italic" fo:font-weight="normal"/>
    </style:style>
    <style:style style:name="T54" style:family="text">
      <style:text-properties fo:font-weight="bold" officeooo:rsid="00085732" style:font-weight-asian="bold" style:font-weight-complex="bold"/>
    </style:style>
    <style:style style:name="T55" style:family="text">
      <style:text-properties fo:font-weight="bold" officeooo:rsid="0012f749" style:font-weight-asian="bold" style:font-weight-complex="bold"/>
    </style:style>
    <style:style style:name="T56" style:family="text">
      <style:text-properties fo:font-weight="bold" officeooo:rsid="0013a1a6" style:font-weight-asian="bold" style:font-weight-complex="bold"/>
    </style:style>
    <style:style style:name="T57" style:family="text">
      <style:text-properties fo:font-weight="bold" officeooo:rsid="0013f497" style:font-weight-asian="bold" style:font-weight-complex="bold"/>
    </style:style>
    <style:style style:name="T58" style:family="text">
      <style:text-properties fo:font-weight="bold" officeooo:rsid="0014a9a0" style:font-weight-asian="bold" style:font-weight-complex="bold"/>
    </style:style>
    <style:style style:name="T59" style:family="text">
      <style:text-properties fo:font-weight="bold" officeooo:rsid="00153e23" style:font-weight-asian="bold" style:font-weight-complex="bold"/>
    </style:style>
    <style:style style:name="T60" style:family="text">
      <style:text-properties fo:font-weight="bold" officeooo:rsid="00172e48" style:font-weight-asian="bold" style:font-weight-complex="bold"/>
    </style:style>
    <style:style style:name="T61" style:family="text">
      <style:text-properties fo:font-weight="bold" officeooo:rsid="00179090" style:font-weight-asian="bold" style:font-weight-complex="bold"/>
    </style:style>
    <style:style style:name="T62" style:family="text">
      <style:text-properties fo:font-weight="bold" officeooo:rsid="0014a9a0" style:font-weight-asian="bold" style:font-name-complex="Roboto Condensed" style:font-style-complex="normal" style:font-weight-complex="normal"/>
    </style:style>
    <style:style style:name="T63" style:family="text">
      <style:text-properties fo:font-style="italic" officeooo:rsid="0012f749"/>
    </style:style>
    <style:style style:name="T64" style:family="text">
      <style:text-properties fo:font-style="italic" officeooo:rsid="0014a9a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4">Question </text:span><text:span text:style-name="T55">1</text:span><text:span text:style-name="T54"> </text:span><text:span text:style-name="T37">Which type of file system is created by mkfs when it is executed with the block device name only and without any additional parameters?</text:span></text:p>
      <text:p text:style-name="P65">A. XFS</text:p>
      <text:p text:style-name="P63">B. VFAT</text:p>
      <text:p text:style-name="P43">C. ext2</text:p>
      <text:p text:style-name="P43">D. ext3</text:p>
      <text:p text:style-name="P43">E. ext4</text:p>
      <text:p text:style-name="P12"><text:span text:style-name="T54">Question </text:span><text:span text:style-name="T55">2</text:span><text:span text:style-name="T54"> Which umask value ensures that new directories can be read, written and listed by their owning user, read and listed by their owning group and are not accessible at all for everyone else?</text:span></text:p>
      <text:p text:style-name="P33">A. 0750</text:p>
      <text:p text:style-name="P43">B. 0027</text:p>
      <text:p text:style-name="P43">C. 0036</text:p>
      <text:p text:style-name="P43">D. 7640</text:p>
      <text:p text:style-name="P43">E. 0029</text:p>
      <text:p text:style-name="P12"><text:span text:style-name="T54">Question </text:span><text:span text:style-name="T55">3</text:span><text:span text:style-name="T54"> Which of the following commands changes the number of days before the ext3 filesystem on /dev/sda1 has to run through a full filesystem check while booting?</text:span></text:p>
      <text:p text:style-name="P33">A. tune2fs -d 200 /dev/sda1</text:p>
      <text:p text:style-name="P34">B. tune2fs -i 200 /dev/sda1</text:p>
      <text:p text:style-name="P34">C. tune2fs -c 200 /dev/sda1</text:p>
      <text:p text:style-name="P34">D. tune2fs -n 200 /dev/sda1</text:p>
      <text:p text:style-name="P34">E. tune2fs --days 200 /dev/sda1</text:p>
      <text:p text:style-name="P27"><text:span text:style-name="T26">Question </text:span><text:span text:style-name="T27">4 Which is the default percentage of reserved space for the root user on new ext4 filesystems?</text:span></text:p>
      <text:p text:style-name="P33">A. 10%</text:p>
      <text:p text:style-name="P34">B. 3%</text:p>
      <text:p text:style-name="P34">C. 15%</text:p>
      <text:p text:style-name="P34">D. 0%</text:p>
      <text:p text:style-name="P34">E. 5%</text:p>
      <text:p text:style-name="P12"><text:span text:style-name="T54">Question </text:span><text:span text:style-name="T55">5 Which of the following is true when a file system, which is neither listed in /etc/fstab nor known to system, is mounted manually?</text:span></text:p>
      <text:p text:style-name="P64">A. systemd ignores any manual mounts which are not done using the systemctl mount command</text:p>
      <text:p text:style-name="P43">B. The command systemctl mountsync can be used to create a mount unit based on the existing mount</text:p>
      <text:p text:style-name="P43">C. systemd automatically generates a mount unit and monitors the mount point without changing it</text:p>
      <text:p text:style-name="P43">D. Unless a systemd mount unit is created, systemd unmounts the file system after a short period of time</text:p>
      <text:p text:style-name="P43">E. systemctl unmount must be used to remove the mount because system opens a file descriptor on the mount point</text:p>
      <text:p text:style-name="P12"><text:span text:style-name="T54">Question </text:span><text:span text:style-name="T55">6 Which program updates the database that is used by the locate command? (Specify ONLY the command without any path or parameters).</text:span></text:p>
      <text:p text:style-name="P19">-updatedb</text:p>
      <text:p text:style-name="P12"><text:span text:style-name="T54">Question </text:span><text:span text:style-name="T55">7 What does the command mount --bind do?.</text:span></text:p>
      <text:p text:style-name="P37">A. It makes the contents of one directory available in another directory</text:p>
      <text:p text:style-name="P43">B. It mounts all available filesystems to the current directory</text:p>
      <text:p text:style-name="P43">C. It mounts all user mountable filesystems to the user's home directory</text:p>
      <text:p text:style-name="P43">D. It mounts all file systems listed in /etc/fstab which have the option userbind set</text:p>
      <text:p text:style-name="P43">E. It permanently mounts a regular file to a directory</text:p>
      <text:p text:style-name="P12"><text:span text:style-name="T54">Question </text:span><text:span text:style-name="T55">8 Consider the following output from the command ls -i:</text:span></text:p>
      <text:p text:style-name="P15"><draw:frame draw:style-name="fr1" draw:name="Image1" text:anchor-type="char" svg:width="6.6929in" svg:height="0.7244in" draw:z-index="0"><draw:image xlink:href="Pictures/1000020100000290000000470C861EF18B4E3719.png" xlink:type="simple" xlink:show="embed" xlink:actuate="onLoad" loext:mime-type="image/png"/></draw:frame></text:p>
      <text:p text:style-name="P37">A. ln -h a.txt c.txt</text:p>
      <text:p text:style-name="P43">B. ln c.txt a.txt</text:p>
      <text:p text:style-name="P43">C. ln a.txt c.txt</text:p>
      <text:p text:style-name="P43">D. ln -f c.txt a.txt</text:p>
      <text:p text:style-name="P43">E. ln -i 525385 c.txt</text:p>
      <text:p text:style-name="P18"/>
      <text:p text:style-name="P18"/>
      <text:p text:style-name="P18"/>
      <text:p text:style-name="P28"><text:soft-page-break/><text:span text:style-name="T26">Question </text:span><text:span text:style-name="T28">9</text:span><text:span text:style-name="T27"> Consider the following directory:</text:span><text:span text:style-name="T55"><text:line-break/></text:span><text:span text:style-name="T27">drwxrwxr-x 2 root sales 4096 Jan 1 15:21 sales</text:span><text:span text:style-name="T55"><text:line-break/></text:span><text:span text:style-name="T27">Which command ensures new files created within the directory sales are owned by the group sales? (Choose two.)</text:span></text:p>
      <text:p text:style-name="P46">A. chmod g+s sales</text:p>
      <text:p text:style-name="P43">B. setpol -R newgroup=sales sales</text:p>
      <text:p text:style-name="P43">C. chgrp -p sales sales</text:p>
      <text:p text:style-name="P43">D. chown --persistent *.sales sales</text:p>
      <text:p text:style-name="P43">E. chmod 2775 sales</text:p>
      <text:p text:style-name="P28"><text:span text:style-name="T26">Question </text:span><text:span text:style-name="T28">10</text:span><text:span text:style-name="T27"> In order to display all currently mounted filesystems, which of the following commands could be used? (Choose two.)</text:span></text:p>
      <text:p text:style-name="P46">A. cat /proc/self/mounts</text:p>
      <text:p text:style-name="P43">B. free</text:p>
      <text:p text:style-name="P43">C. lsmounts</text:p>
      <text:p text:style-name="P43">D. mount</text:p>
      <text:p text:style-name="P43">E. cat /proc/filesystems</text:p>
      <text:p text:style-name="P13"><text:span text:style-name="T54">Question </text:span><text:span text:style-name="T56">11</text:span><text:span text:style-name="T55"> Which command displays the current disk space usage for all mounted file systems? (Specify ONLY the command without any path or parameters.)</text:span></text:p>
      <text:p text:style-name="P20">-df</text:p>
      <text:p text:style-name="P13"><text:span text:style-name="T54">Question </text:span><text:span text:style-name="T56">12</text:span><text:span text:style-name="T55"> Which chown command changes the ownership to dave and the group to staff on a file named data.txt?</text:span></text:p>
      <text:p text:style-name="P38">A. chown dave/staff data.txt</text:p>
      <text:p text:style-name="P34">B. chown -u dave -g staff data.txt</text:p>
      <text:p text:style-name="P34">C. chown --user dave --group staff data.txt</text:p>
      <text:p text:style-name="P34">D. chown dave+staff data.txt</text:p>
      <text:p text:style-name="P34">E. chown dave:staff data.txt</text:p>
      <text:p text:style-name="P13"><text:span text:style-name="T54">Question </text:span><text:span text:style-name="T56">13</text:span><text:span text:style-name="T55"> </text:span><text:span text:style-name="T56">T</text:span><text:span text:style-name="T55">hen considering the use of hard links, what are valid reasons not to use hard links?</text:span></text:p>
      <text:p text:style-name="P38">A. Hard links are not available on all Linux systems because traditional filesystems, such as ext4, do not support them</text:p>
      <text:p text:style-name="P43">B. Each hard link has individual ownership, permissions and ACLs which can lead to unintended disclosure of file content</text:p>
      <text:p text:style-name="P43">C. Hard links are specific to one filesystem and cannot point to files on another filesystem</text:p>
      <text:p text:style-name="P43">D. If users other than root should be able to create hard links, suln has to be installed and configured</text:p>
      <text:p text:style-name="P43">E. When a hard linked file is changed, a copy of the file is created and consumes additional space</text:p>
      <text:list xml:id="list2814644473" text:style-name="L1">
        <text:list-header>
          <text:p text:style-name="P66"><text:span text:style-name="T54">Question </text:span><text:span text:style-name="T56">1</text:span><text:span text:style-name="T57">4</text:span><text:span text:style-name="T55"> In compliance with the FHS, in which of the directories are man pages found?</text:span></text:p>
        </text:list-header>
      </text:list>
      <text:p text:style-name="P38">A. /opt/man/</text:p>
      <text:p text:style-name="P34">B. /usr/doc/</text:p>
      <text:p text:style-name="P34">C. /usr/share/man/</text:p>
      <text:p text:style-name="P34">D. /var/pkg/man</text:p>
      <text:p text:style-name="P34">E. /var/man/</text:p>
      <text:list xml:id="list85320130854412" text:continue-numbering="true" text:style-name="L1">
        <text:list-header>
          <text:p text:style-name="P67"><text:span text:style-name="T54">Question </text:span><text:span text:style-name="T56">1</text:span><text:span text:style-name="T57">5</text:span><text:span text:style-name="T55"> Which file in the /proc filesystem lists parameters passed from the bootloader to the kernel? (Specify the file name only without any path.)</text:span></text:p>
        </text:list-header>
        <text:list-item>
          <text:p text:style-name="P78"><text:span text:style-name="T51">-</text:span><text:span text:style-name="T63">cmdline</text:span></text:p>
          <text:p text:style-name="P67"><text:span text:style-name="T54">Question </text:span><text:span text:style-name="T56">1</text:span><text:span text:style-name="T58">6 What is the process ID number of the init process on a System V init based system?</text:span><text:span text:style-name="T55"> </text:span></text:p>
        </text:list-item>
      </text:list>
      <text:p text:style-name="P16">A. -1</text:p>
      <text:p text:style-name="P43">B. 0</text:p>
      <text:p text:style-name="P43">C. 1</text:p>
      <text:p text:style-name="P43">D. It is different with each reboot</text:p>
      <text:p text:style-name="P43">E. It is set to the current run level</text:p>
      <text:list xml:id="list85321248391113" text:continue-numbering="true" text:style-name="L1">
        <text:list-header>
          <text:p text:style-name="P67"><text:span text:style-name="T54">Question </text:span><text:span text:style-name="T56">1</text:span><text:span text:style-name="T58">7 Which daemon handles power management events on a Linux system?</text:span><text:span text:style-name="T55"> </text:span></text:p>
        </text:list-header>
      </text:list>
      <text:p text:style-name="P39">A. acpid</text:p>
      <text:p text:style-name="P43">B. batteryd</text:p>
      <text:p text:style-name="P43">C. pwrmgntd</text:p>
      <text:p text:style-name="P43">D. psd</text:p>
      <text:p text:style-name="P43">E. inetd</text:p>
      <text:list xml:id="list85320156866963" text:continue-numbering="true" text:style-name="L1">
        <text:list-header>
          <text:p text:style-name="P67"><text:span text:style-name="T54">Question </text:span><text:span text:style-name="T56">1</text:span><text:span text:style-name="T58">8 Which of the following statements are true about the boot sequence of a PC using a BIOS? (Choose two.)</text:span><text:span text:style-name="T55"> </text:span></text:p>
        </text:list-header>
      </text:list>
      <text:p text:style-name="P39">A. Some parts of the boot process can be configured from the BIOS</text:p>
      <text:p text:style-name="P43">B. Linux does not require the assistance of the BIOS to boot a computer</text:p>
      <text:p text:style-name="P43">C. The BIOS boot process starts only if secondary storage, such as the hard disk, is functional</text:p>
      <text:p text:style-name="P43">D. The BIOS initiates the boot process after turning the computer on</text:p>
      <text:p text:style-name="P43"><text:soft-page-break/>E. The BIOS is started by loading hardware drivers from secondary storage, such as the hard disk</text:p>
      <text:list xml:id="list85320449552952" text:continue-numbering="true" text:style-name="L1">
        <text:list-header>
          <text:p text:style-name="P67"><text:span text:style-name="T54">Question </text:span><text:span text:style-name="T56">1</text:span><text:span text:style-name="T58">9 </text:span><text:span text:style-name="T55">What is true regarding UEFI firmware? (Choose two.)</text:span></text:p>
        </text:list-header>
      </text:list>
      <text:p text:style-name="P39">A. It can read and interpret partition tables</text:p>
      <text:p text:style-name="P43">B. It can use and read certain file systems</text:p>
      <text:p text:style-name="P43">C. It stores its entire configuration on the /boot/ partition</text:p>
      <text:p text:style-name="P43">D. It is stored in a special area within the GPT metadata</text:p>
      <text:p text:style-name="P43">E. It is loaded from a fixed boot disk position</text:p>
      <text:list xml:id="list85320344938009" text:continue-numbering="true" text:style-name="L1">
        <text:list-header>
          <text:p text:style-name="P67"><text:span text:style-name="T54">Question <text:s/></text:span><text:span text:style-name="T58">20 </text:span><text:span text:style-name="T55">A faulty kernel module is causing issues with a network interface card. Which of the following actions ensures that this module is not loaded automatically when the system boots?</text:span></text:p>
        </text:list-header>
      </text:list>
      <text:p text:style-name="P39">A. Using lsmod --remove --autoclean without specifying the name of a specific module</text:p>
      <text:p text:style-name="P43">B. Using modinfo -k followed by the name of the offending module</text:p>
      <text:p text:style-name="P43">C. Using modprobe -r followed by the name of the offending module</text:p>
      <text:p text:style-name="P43">D. Adding a blacklist line including the name of the offending module to the file /etc/modprobe.d/blacklist.conf</text:p>
      <text:p text:style-name="P43">E. Deleting the kernel module's directory from the file system and recompiling the kernel, including its modules</text:p>
      <text:list xml:id="list85321231461798" text:continue-numbering="true" text:style-name="L1">
        <text:list-header>
          <text:p text:style-name="P80"><text:span text:style-name="T26">Question </text:span><text:span text:style-name="T29">21 When is the content of the kernel ring buffer reset? (Choose two.)</text:span><text:span text:style-name="T27">?</text:span></text:p>
          <text:p text:style-name="P86">A. When the ring buffer is explicitly reset using the command dmesg --clear</text:p>
        </text:list-header>
      </text:list>
      <text:p text:style-name="P43">B. When the ring buffer is read using dmesg without any additional parameters</text:p>
      <text:p text:style-name="P43">C. When a configurable amount of time, 15 minutes by default, has passed</text:p>
      <text:p text:style-name="P43">D. When the kernel loads a previously unloaded kernel module</text:p>
      <text:p text:style-name="P43">E. When the system is shut down or rebooted</text:p>
      <text:list xml:id="list85321525951386" text:continue-numbering="true" text:style-name="L1">
        <text:list-header>
          <text:p text:style-name="P85"><text:span text:style-name="T34">Question </text:span><text:span text:style-name="T35">22 </text:span><text:span text:style-name="T36">What is the first program the Linux kernel starts at boot time when using System V init?</text:span></text:p>
        </text:list-header>
      </text:list>
      <text:p text:style-name="P39">A. /lib/init.so</text:p>
      <text:p text:style-name="P34">B. /proc/sys/kernel/init</text:p>
      <text:p text:style-name="P34">C. /etc/rc.d/rcinit</text:p>
      <text:p text:style-name="P34">D. /sbin/init</text:p>
      <text:p text:style-name="P34">E. /boot/init</text:p>
      <text:list xml:id="list85320675290984" text:continue-numbering="true" text:style-name="L1">
        <text:list-header>
          <text:p text:style-name="P80"><text:span text:style-name="T26">Question </text:span><text:span text:style-name="T29">23 </text:span><text:span text:style-name="T27">A Debian package creates several files during its installation. Which of the following commands searches for packages owning the file /etc/debian_version?</text:span></text:p>
          <text:p text:style-name="P86">A. apt-get search /etc/debian_version</text:p>
        </text:list-header>
      </text:list>
      <text:p text:style-name="P43">B. apt -r /etc/debian_version</text:p>
      <text:p text:style-name="P43">C. find /etc/debian_version -dpkg</text:p>
      <text:p text:style-name="P43">D. dpkg -S /etc/debian_version</text:p>
      <text:p text:style-name="P43">E. apt-file /etc/debian_version</text:p>
      <text:list xml:id="list85319622716567" text:continue-numbering="true" text:style-name="L1">
        <text:list-header>
          <text:p text:style-name="P68"><text:span text:style-name="T54">Question </text:span><text:span text:style-name="T58">2</text:span><text:span text:style-name="T59">4</text:span><text:span text:style-name="T58"> </text:span><text:span text:style-name="T55">What is contained on the EFI System Partition?</text:span></text:p>
          <text:p text:style-name="P87">A. The Linux root file system</text:p>
        </text:list-header>
      </text:list>
      <text:p text:style-name="P43">B. The first stage boot loader</text:p>
      <text:p text:style-name="P43">C. The default swap space file</text:p>
      <text:p text:style-name="P43">D. The Linux default shell binaries</text:p>
      <text:p text:style-name="P43">E. The user home directories</text:p>
      <text:list xml:id="list85319574300912" text:continue-numbering="true" text:style-name="L1">
        <text:list-header>
          <text:p text:style-name="P68"><text:span text:style-name="T54">Question </text:span><text:span text:style-name="T58">2</text:span><text:span text:style-name="T59">5</text:span><text:span text:style-name="T58"> </text:span><text:span text:style-name="T55">Which of the following directories on a 64 bit Linux system typically contain shared libraries? (Choose two.)</text:span></text:p>
        </text:list-header>
      </text:list>
      <text:p text:style-name="P46">A. ~/.lib64/</text:p>
      <text:p text:style-name="P43">B. /usr/lib64/</text:p>
      <text:p text:style-name="P43">C. /var/lib64/</text:p>
      <text:p text:style-name="P43">D. /lib64/</text:p>
      <text:p text:style-name="P43">E. /opt/lib64/</text:p>
      <text:list xml:id="list85320884649095" text:continue-numbering="true" text:style-name="L1">
        <text:list-header>
          <text:p text:style-name="P68"><text:span text:style-name="T54">Question </text:span><text:span text:style-name="T58">2</text:span><text:span text:style-name="T59">6</text:span><text:span text:style-name="T58"> </text:span><text:span text:style-name="T55">Which of the following files exist in a standard GRUB 2 installation? (Choose two.)</text:span></text:p>
        </text:list-header>
      </text:list>
      <text:p text:style-name="P47">A. /boot/grub/stages/stage0</text:p>
      <text:p text:style-name="P43">B. /boot/grub/i386-pc/lvm.mod</text:p>
      <text:p text:style-name="P43">C. /boot/grub/fstab</text:p>
      <text:p text:style-name="P43">D. /boot/grub/grub.cfg</text:p>
      <text:p text:style-name="P43">E. /boot/grub/linux/vmlinuz</text:p>
      <text:list xml:id="list85320996474888" text:continue-numbering="true" text:style-name="L1">
        <text:list-header>
          <text:p text:style-name="P68"><text:span text:style-name="T54">Question </text:span><text:span text:style-name="T58">2</text:span><text:span text:style-name="T59">7</text:span><text:span text:style-name="T58"> </text:span><text:span text:style-name="T55">Which of the following commands installs all packages with a name ending with the string foo?</text:span></text:p>
        </text:list-header>
      </text:list>
      <text:p text:style-name="P38">A. zypper get '*foo'</text:p>
      <text:p text:style-name="P34">B. zypper update 'foo?'</text:p>
      <text:p text:style-name="P34">C. zypper force 'foo*'</text:p>
      <text:p text:style-name="P34">D. zypper install '*foo'</text:p>
      <text:p text:style-name="P34"><text:soft-page-break/>E. zypper add '.*foo'</text:p>
      <text:list xml:id="list85320366263056" text:continue-numbering="true" text:style-name="L1">
        <text:list-header>
          <text:p text:style-name="P76"><text:span text:style-name="T54">Question </text:span><text:span text:style-name="T58">2</text:span><text:span text:style-name="T59">8 </text:span><text:span text:style-name="T55">Which of the following properties of a Linux system should be changed when a virtual machine is cloned? (Choose two.)</text:span></text:p>
        </text:list-header>
      </text:list>
      <text:p text:style-name="P40">A. The partitioning scheme</text:p>
      <text:p text:style-name="P34">B. The file system</text:p>
      <text:p text:style-name="P34">C. The D-Bus Machine ID</text:p>
      <text:p text:style-name="P34">D. The permissions of /root/</text:p>
      <text:p text:style-name="P34">E. The SSH host keys</text:p>
      <text:list xml:id="list85319547900231" text:continue-numbering="true" text:style-name="L1">
        <text:list-header>
          <text:p text:style-name="P68"><text:span text:style-name="T54">Question </text:span><text:span text:style-name="T58">2</text:span><text:span text:style-name="T59">9</text:span><text:span text:style-name="T58"> Which of the following commands installs GRUB 2 into the master boot record on the third hard disk?</text:span></text:p>
        </text:list-header>
      </text:list>
      <text:p text:style-name="P35">A. grub2 install /dev/sdc</text:p>
      <text:p text:style-name="P43">B. grub-mkrescue /dev/sdc</text:p>
      <text:p text:style-name="P43">C. grub-mbrinstall /dev/sdc</text:p>
      <text:p text:style-name="P43">D. grub-setup /dev/sdc</text:p>
      <text:p text:style-name="P43">E. grub-install /dev/sdc</text:p>
      <text:list xml:id="list85320747131694" text:continue-numbering="true" text:style-name="L1">
        <text:list-header>
          <text:p text:style-name="P81"><text:span text:style-name="T26">Question </text:span><text:span text:style-name="T30">30</text:span><text:span text:style-name="T29"> Which of the following partition types is used for Linux swap spaces when partitioning hard disk drives??</text:span></text:p>
        </text:list-header>
      </text:list>
      <text:p text:style-name="P35">A. 7</text:p>
      <text:p text:style-name="P43">B. 82</text:p>
      <text:p text:style-name="P43">C. 83</text:p>
      <text:p text:style-name="P43">D. 8e</text:p>
      <text:p text:style-name="P43">E. fd</text:p>
      <text:list xml:id="list85320876009201" text:continue-numbering="true" text:style-name="L1">
        <text:list-header>
          <text:p text:style-name="P81"><text:span text:style-name="T26">Question </text:span><text:span text:style-name="T30">31</text:span><text:span text:style-name="T29"> What is true regarding the configuration of yum? (Choose two.)</text:span></text:p>
        </text:list-header>
      </text:list>
      <text:p text:style-name="P45">A. Changes to the repository configuration become active after running yum confupdate</text:p>
      <text:p text:style-name="P43">B. Changes to the yum configuration become active after restarting the yumd service</text:p>
      <text:p text:style-name="P43">C. The configuration of package repositories can be divided into multiple files</text:p>
      <text:p text:style-name="P43">D. Repository configurations can include variables such as $basearch or $releasever</text:p>
      <text:p text:style-name="P43">E. In case /etc/yum.repos.d/ contains files, /etc/yum.conf is ignored</text:p>
      <text:list xml:id="list85320075741976" text:continue-numbering="true" text:style-name="L1">
        <text:list-header>
          <text:p text:style-name="P81"><text:span text:style-name="T26">Question </text:span><text:span text:style-name="T30">32</text:span><text:span text:style-name="T29"> Which of the following apt-get subcommands installs the newest versions of all currently installed packages?</text:span></text:p>
        </text:list-header>
      </text:list>
      <text:p text:style-name="P35">A. auto-update</text:p>
      <text:p text:style-name="P43">B. dist-upgrade</text:p>
      <text:p text:style-name="P43">C. full-upgrade</text:p>
      <text:p text:style-name="P43">D. install</text:p>
      <text:p text:style-name="P43">E. update</text:p>
      <text:list xml:id="list85319815773697" text:continue-numbering="true" text:style-name="L1">
        <text:list-header>
          <text:p text:style-name="P81"><text:span text:style-name="T26">Question </text:span><text:span text:style-name="T30">33</text:span><text:span text:style-name="T29"> Which command uninstalls a package but keeps its configuration files in case the package is re-installed?</text:span></text:p>
        </text:list-header>
      </text:list>
      <text:p text:style-name="P45">A. dpkg -s pkgname</text:p>
      <text:p text:style-name="P43">B. dpkg -L pkgname</text:p>
      <text:p text:style-name="P43">C. dpkg -P pkgname</text:p>
      <text:p text:style-name="P43">D. dpkg -v pkgname</text:p>
      <text:p text:style-name="P43">E. dpkg -r pkgname</text:p>
      <text:list xml:id="list85320087568876" text:continue-numbering="true" text:style-name="L1">
        <text:list-header>
          <text:p text:style-name="P68"><text:span text:style-name="T54">Question </text:span><text:span text:style-name="T59">34</text:span><text:span text:style-name="T58"> Which of the following commands lists the dependencies of the RPM package file foo.rpm?</text:span></text:p>
          <text:p text:style-name="P87">A. rpm -qpR foo.rpm</text:p>
        </text:list-header>
      </text:list>
      <text:p text:style-name="P34">B. rpm -dep foo</text:p>
      <text:p text:style-name="P34">C. rpm -ld foo.rpm</text:p>
      <text:p text:style-name="P34">D. rpm -R foo.rpm</text:p>
      <text:p text:style-name="P34">E. rpm -pD foo</text:p>
      <text:list xml:id="list85319912389895" text:continue-numbering="true" text:style-name="L1">
        <text:list-header>
          <text:p text:style-name="P68"><text:span text:style-name="T54">Question </text:span><text:span text:style-name="T59">35</text:span><text:span text:style-name="T58"> What is the maximum niceness value that a regular user can assign to a process with the nice command when executing a new process?</text:span></text:p>
        </text:list-header>
      </text:list>
      <text:p text:style-name="P38">A. 9</text:p>
      <text:p text:style-name="P34">B. 15</text:p>
      <text:p text:style-name="P34">C. 19</text:p>
      <text:p text:style-name="P34">D. 49</text:p>
      <text:p text:style-name="P34">E. 99</text:p>
      <text:list xml:id="list85320575362188" text:continue-numbering="true" text:style-name="L1">
        <text:list-header>
          <text:p text:style-name="P68"><text:span text:style-name="T54">Question </text:span><text:span text:style-name="T59">36</text:span><text:span text:style-name="T58"> Which of the following commands list all files and directories within the /tmp/ directory and its subdirectories which are owned by the user root? (Choose two.)</text:span></text:p>
        </text:list-header>
      </text:list>
      <text:p text:style-name="P17">A. find /tmp -user root -print</text:p>
      <text:p text:style-name="P34">B. find -path /tmp -uid root</text:p>
      <text:p text:style-name="P34">C. find /tmp -uid root -print</text:p>
      <text:p text:style-name="P34">D. find /tmp -user root</text:p>
      <text:p text:style-name="P34"><text:soft-page-break/>E. find -path /tmp -user root -print</text:p>
      <text:list xml:id="list85321017211214" text:continue-numbering="true" text:style-name="L1">
        <text:list-header>
          <text:p text:style-name="P68"><text:span text:style-name="T54">Question </text:span><text:span text:style-name="T59">37</text:span><text:span text:style-name="T58"> Which of the following are valid stream redirection operators within Bash? (Choose two.)</text:span></text:p>
        </text:list-header>
      </text:list>
      <text:p text:style-name="P41">A. &lt;</text:p>
      <text:p text:style-name="P34">B. #&gt;</text:p>
      <text:p text:style-name="P34">C. %&gt;</text:p>
      <text:p text:style-name="P34">D. &gt;&gt;&gt;</text:p>
      <text:p text:style-name="P34">E. 2&gt;&amp;1</text:p>
      <text:list xml:id="list85321526262394" text:continue-list="list85321017211214" text:style-name="L2">
        <text:list-header>
          <text:p text:style-name="P84"><text:span text:style-name="T26">Question </text:span><text:span text:style-name="T30">38</text:span><text:span text:style-name="T29"> Which of the following vi commands deletes two lines, the current and the following line?</text:span></text:p>
        </text:list-header>
      </text:list>
      <text:p text:style-name="P41">A. d2</text:p>
      <text:p text:style-name="P34">B. 2d</text:p>
      <text:p text:style-name="P34">C. 2dd</text:p>
      <text:p text:style-name="P34">D. dd2</text:p>
      <text:p text:style-name="P34">E. de12</text:p>
      <text:list xml:id="list85320267035018" text:continue-list="list85321526262394" text:style-name="L1">
        <text:list-header>
          <text:p text:style-name="P68"><text:span text:style-name="T54">Question </text:span><text:span text:style-name="T59">39</text:span><text:span text:style-name="T58"> The command dbmaint &amp; was used to run dbmaint in the background. However, dbmaint is terminated after logging out of the system. Which alternative dbmaint invocation lets dbmaint continue to run even when the user running the program logs out?</text:span></text:p>
        </text:list-header>
      </text:list>
      <text:p text:style-name="P45"><text:span text:style-name="T23">A. job </text:span><text:span text:style-name="T62">ג€</text:span><text:span text:style-name="T23">"b dmaint</text:span></text:p>
      <text:p text:style-name="P43">B. dbmaint &amp;&gt;/dev/pts/null</text:p>
      <text:p text:style-name="P43">C. nohup dbmaint &amp;</text:p>
      <text:p text:style-name="P43">D. bg dbmaint</text:p>
      <text:p text:style-name="P43">E. wait dbmaint</text:p>
      <text:list xml:id="list85320738827006" text:continue-numbering="true" text:style-name="L1">
        <text:list-header>
          <text:p text:style-name="P81"><text:span text:style-name="T26">Question </text:span><text:span text:style-name="T30">40</text:span><text:span text:style-name="T29"> </text:span><text:span text:style-name="T38">From a Bash shell, which of the following commands directly execute the instructions from the file /usr/local/bin/runme.sh without starting a subshell?</text:span><text:span text:style-name="T58"><text:line-break/></text:span><text:span text:style-name="T38">(Choose two.)</text:span><text:span text:style-name="T29">?</text:span></text:p>
        </text:list-header>
      </text:list>
      <text:p text:style-name="P41">A. source /usr/local/bin/runme.sh</text:p>
      <text:p text:style-name="P43">B. /usr/local/bin/runme.sh</text:p>
      <text:p text:style-name="P43">C. /bin/bash /usr/local/bin/runme.sh</text:p>
      <text:p text:style-name="P43">D. . /usr/local/bin/runme.sh</text:p>
      <text:p text:style-name="P43">E. run /usr/local/bin/runme.sh</text:p>
      <text:p text:style-name="P29"><text:span text:style-name="T26">Question </text:span><text:span text:style-name="T30">4</text:span><text:span text:style-name="T31">1</text:span><text:span text:style-name="T29"> Which program runs a command in specific intervals and refreshes the display of the program's output? (Specify ONLY the command without any path or parameters.)</text:span></text:p>
      <text:p text:style-name="P31"><text:span text:style-name="T52">-</text:span><text:span text:style-name="T64">watch</text:span></text:p>
      <text:p text:style-name="P30"><text:span text:style-name="T47">Question </text:span><text:span text:style-name="T48">4</text:span><text:span text:style-name="T49">2</text:span><text:span text:style-name="T50"> Immediately after deleting 3 lines of text in vi and moving the cursor to a different line, which single character command will insert the deleted content below the current line?</text:span></text:p>
      <text:p text:style-name="P42">A. i (lowercase)</text:p>
      <text:p text:style-name="P43">B. p (lowercase)</text:p>
      <text:p text:style-name="P43">C. P (uppercase)</text:p>
      <text:p text:style-name="P43">D. U (uppercase)</text:p>
      <text:p text:style-name="P43">E. u (lowercase)</text:p>
      <text:p text:style-name="P14"><text:span text:style-name="T54">Question </text:span><text:span text:style-name="T59">4</text:span><text:span text:style-name="T60">3</text:span><text:span text:style-name="T58"> Which of the following commands changes all CR-LF line breaks in the text file userlist.txt to Linux standard LF line breaks and stores the result in newlist.txt?</text:span></text:p>
      <text:p text:style-name="P61"><text:span text:style-name="T38">A. tr </text:span><text:span text:style-name="T33">-</text:span><text:span text:style-name="T38">d '\r' &lt; userlist.txt &gt; newlist.txt</text:span></text:p>
      <text:p text:style-name="P49"><text:span text:style-name="T18">B. tr </text:span><text:span text:style-name="T19">-</text:span><text:span text:style-name="T18">c '\n\r' '' &lt;newlist.txt&gt; userlist.txt</text:span></text:p>
      <text:p text:style-name="P43">C. tr '\r\n' '' &lt;userlist.txt&gt; newlist.txt</text:p>
      <text:p text:style-name="P43">D. tr '\r' '\n' userlist.txt newlist.txt</text:p>
      <text:p text:style-name="P43">E. tr -s '/^M/^J/' userlist.txt newlist.txt</text:p>
      <text:p text:style-name="P29"><text:span text:style-name="T26">Question </text:span><text:span text:style-name="T30">4</text:span><text:span text:style-name="T31">4</text:span><text:span text:style-name="T29"> Given the following input stream:</text:span><text:span text:style-name="T58"><text:line-break/></text:span><text:span text:style-name="T29">txt1.txt</text:span><text:span text:style-name="T58"><text:line-break/></text:span><text:span text:style-name="T29">atxt.txt</text:span><text:span text:style-name="T58"><text:line-break/></text:span><text:span text:style-name="T29">txtB.txt</text:span><text:span text:style-name="T58"><text:line-break/></text:span><text:span text:style-name="T29">Which of the following regular expressions turns this input stream into the following output stream? txt1.bak.txt atxt.bak.txt txtB.bak.txt</text:span></text:p>
      <text:p text:style-name="P43">A. s/^.txt/.bak/</text:p>
      <text:p text:style-name="P43">B. s/txt/bak.txt/</text:p>
      <text:p text:style-name="P43">C. s/txt$/bak.txt/</text:p>
      <text:p text:style-name="P43">D. s/^txt$/.bak^/</text:p>
      <text:p text:style-name="P43">E. s/[.txt]/.bak$1/</text:p>
      <text:p text:style-name="P14"><text:span text:style-name="T54">Question </text:span><text:span text:style-name="T59">4</text:span><text:span text:style-name="T60">5</text:span><text:span text:style-name="T58"> Which command must be entered before exiting vi to save the current file as filea.txt?</text:span></text:p>
      <text:p text:style-name="P42">A. %s filea.txt</text:p>
      <text:p text:style-name="P34"><text:soft-page-break/>B. %w filea.txt</text:p>
      <text:p text:style-name="P34">C. :save filea.txt</text:p>
      <text:p text:style-name="P34">D. :w filea.txt</text:p>
      <text:p text:style-name="P34">E. :s filea.txt</text:p>
      <text:p text:style-name="P14"><text:span text:style-name="T54">Question </text:span><text:span text:style-name="T59">4</text:span><text:span text:style-name="T60">6</text:span><text:span text:style-name="T58"> Which of the following signals is sent to a process when the key combination Ctrl+C is pressed on the keyboard?</text:span></text:p>
      <text:p text:style-name="P42">A. SIGTERM</text:p>
      <text:p text:style-name="P34">B. SIGCONT</text:p>
      <text:p text:style-name="P34">C. SIGSTOP</text:p>
      <text:p text:style-name="P34">D. SIGKILL</text:p>
      <text:p text:style-name="P34">E. SIGINT</text:p>
      <text:p text:style-name="P14"><text:span text:style-name="T54">Question </text:span><text:span text:style-name="T59">4</text:span><text:span text:style-name="T60">7</text:span><text:span text:style-name="T58"> Which of the following commands displays the output of the foo command on the screen and also writes it to a file called /tmp/foodata?</text:span></text:p>
      <text:p text:style-name="P42">A. foo | less /tmp/foodata</text:p>
      <text:p text:style-name="P34">B. foo | cp /tmp/foodata</text:p>
      <text:p text:style-name="P34">C. foo &gt; /tmp/foodata</text:p>
      <text:p text:style-name="P34">D. foo | tee /tmp/foodata</text:p>
      <text:p text:style-name="P34">E. foo &gt; stdout &gt;&gt; /tmp/foodata</text:p>
      <text:p text:style-name="P14"><text:span text:style-name="T54">Question </text:span><text:span text:style-name="T59">4</text:span><text:span text:style-name="T60">8</text:span><text:span text:style-name="T58"> What output will be displayed when the user fred executes the following command? echo 'fred $USER'?</text:span></text:p>
      <text:p text:style-name="P41">A. fred fred</text:p>
      <text:p text:style-name="P43">B. fred /home/fred/</text:p>
      <text:p text:style-name="P43">C. 'fred $USER'</text:p>
      <text:p text:style-name="P43">D. fred $USER</text:p>
      <text:p text:style-name="P43">E. 'fred fred'</text:p>
      <text:p text:style-name="P14"><text:span text:style-name="T54">Question </text:span><text:span text:style-name="T59">4</text:span><text:span text:style-name="T60">9</text:span><text:span text:style-name="T58"> Which of the following commands displays the path to the executable file that would be executed when the command foo is invoked?</text:span></text:p>
      <text:p text:style-name="P48">A. lsattr foo</text:p>
      <text:p text:style-name="P43">B. apropos foo</text:p>
      <text:p text:style-name="P43">C. locate foo</text:p>
      <text:p text:style-name="P43">D. whatis foo</text:p>
      <text:p text:style-name="P43">E. which foo</text:p>
      <text:p text:style-name="P14"><text:span text:style-name="T54">Question </text:span><text:span text:style-name="T60">50</text:span><text:span text:style-name="T58"> When redirecting the output of find to the xargs command, what option to find is useful if the filenames contain spaces?</text:span></text:p>
      <text:list xml:id="list85321105846208" text:continue-numbering="true" text:style-name="L1">
        <text:list-header>
          <text:p text:style-name="P88">A. -rep-space</text:p>
        </text:list-header>
      </text:list>
      <text:p text:style-name="P43">B. -printnul</text:p>
      <text:p text:style-name="P43">C. -nospace</text:p>
      <text:p text:style-name="P43">D. -ignore-space</text:p>
      <text:p text:style-name="P43">E. -print0</text:p>
      <text:list xml:id="list85319790462620" text:continue-numbering="true" text:style-name="L1">
        <text:list-header>
          <text:p text:style-name="P69"><text:span text:style-name="T54">Question </text:span><text:span text:style-name="T60">51</text:span><text:span text:style-name="T58"> Which of the following commands can be used to determine how long the system has been running? (Choose two.)</text:span></text:p>
          <text:p text:style-name="P89">A. uptime</text:p>
        </text:list-header>
      </text:list>
      <text:p text:style-name="P43">B. up</text:p>
      <text:p text:style-name="P43">C. time --up</text:p>
      <text:p text:style-name="P49"><text:span text:style-name="T18">D. uname </text:span><text:span text:style-name="T21">ג€</text:span><text:span text:style-name="T18">"u</text:span></text:p>
      <text:p text:style-name="P43">E. top</text:p>
      <text:list xml:id="list85320397123778" text:continue-numbering="true" text:style-name="L1">
        <text:list-header>
          <text:p text:style-name="P82"><text:span text:style-name="T26">Question </text:span><text:span text:style-name="T31">52</text:span><text:span text:style-name="T29"> What is true regarding the command</text:span><text:span text:style-name="T58"><text:line-break/></text:span><text:span text:style-name="T29">ls &gt; files</text:span><text:span text:style-name="T58"><text:line-break/></text:span><text:span text:style-name="T29">if files does not exist?</text:span></text:p>
        </text:list-header>
      </text:list>
      <text:p text:style-name="P36">A. The output of ls is printed to the terminal</text:p>
      <text:p text:style-name="P34">B. files is created and contains the output of ls</text:p>
      <text:p text:style-name="P34">C. An error message is shown and ls is not executed</text:p>
      <text:p text:style-name="P34">D. The command files is executed and receives the output of ls</text:p>
      <text:p text:style-name="P34">E. Any output of ls is discarded</text:p>
      <text:list xml:id="list85320481276533" text:continue-numbering="true" text:style-name="L1">
        <text:list-header>
          <text:p text:style-name="P83"><text:span text:style-name="T26">Question </text:span><text:span text:style-name="T31">5</text:span><text:span text:style-name="T32">3 </text:span><text:span text:style-name="T29">Which of the following files, located in a user's home directory, contains the Bash history?</text:span></text:p>
          <text:p text:style-name="P89">A. .bashrc_history</text:p>
        </text:list-header>
      </text:list>
      <text:p text:style-name="P43">B. .bash_histfile</text:p>
      <text:p text:style-name="P43">C. .history</text:p>
      <text:p text:style-name="P43">D. .bash_history</text:p>
      <text:p text:style-name="P43">E. .history_bash</text:p>
      <text:list xml:id="list85321542038851" text:continue-numbering="true" text:style-name="L1">
        <text:list-header>
          <text:p text:style-name="P70"><text:soft-page-break/><text:span text:style-name="T54">Question </text:span><text:span text:style-name="T60">5</text:span><text:span text:style-name="T61">4 </text:span><text:span text:style-name="T58">Which wildcards will match the following filenames? (Choose two.) ttyS0 ttyS1 ttyS2?</text:span></text:p>
          <text:p text:style-name="P90">A. ttyS[1-5]</text:p>
        </text:list-header>
      </text:list>
      <text:p text:style-name="P43">B. tty?[0-5]</text:p>
      <text:p text:style-name="P43">C. tty*2</text:p>
      <text:p text:style-name="P43">D. tty[A-Z][012]</text:p>
      <text:p text:style-name="P43">E. tty[Ss][02]</text:p>
      <text:list xml:id="list85319650057598" text:continue-numbering="true" text:style-name="L1">
        <text:list-header>
          <text:p text:style-name="P70"><text:span text:style-name="T54">Question </text:span><text:span text:style-name="T60">5</text:span><text:span text:style-name="T61">5 </text:span><text:span text:style-name="T58">Which of the following commands redirects the output of ls to standard error?</text:span></text:p>
          <text:p text:style-name="P90">A. ls &gt;-1</text:p>
        </text:list-header>
      </text:list>
      <text:p text:style-name="P43">B. ls &lt;&lt;ERR</text:p>
      <text:p text:style-name="P43">C. ls &gt;&amp;2</text:p>
      <text:p text:style-name="P43">D. ls &gt;&gt;2</text:p>
      <text:p text:style-name="P43">E. ls |error</text:p>
      <text:list xml:id="list85320937757644" text:continue-numbering="true" text:style-name="L1">
        <text:list-header>
          <text:p text:style-name="P70"><text:span text:style-name="T54">Question </text:span><text:span text:style-name="T60">5</text:span><text:span text:style-name="T61">6 </text:span><text:span text:style-name="T58">Which of the following commands displays the contents of a gzip compressed tar archive?</text:span></text:p>
          <text:p text:style-name="P90">A. gzip archive.tgz | tar xvf -</text:p>
        </text:list-header>
      </text:list>
      <text:p text:style-name="P49"><text:span text:style-name="T18">B. tar </text:span><text:span text:style-name="T21">ג€</text:span><text:span text:style-name="T18">"fzt archive.tgz</text:span></text:p>
      <text:p text:style-name="P49"><text:span text:style-name="T18">C. gzip </text:span><text:span text:style-name="T21">ג€</text:span><text:span text:style-name="T18">"d archive.tgz | tar tvf -</text:span></text:p>
      <text:p text:style-name="P43">D. tar cf archive.tgz</text:p>
      <text:p text:style-name="P43">E. tar ztf archive.tgz</text:p>
      <text:p text:style-name="P4">Question 57 <text:span text:style-name="T24">Which of the following commands prints a list of usernames (first column) and their primary group (fourth column) from the /etc/passwd file?</text:span></text:p>
      <text:p text:style-name="P1"><text:span text:style-name="T1">- answer </text:span><text:span text:style-name="T2">cut -d : -f 1,4 /etc/passwd</text:span></text:p>
      <text:p text:style-name="P2">Question 58 : Which of the following regular expressions represents a single upper-case letter? </text:p>
      <text:p text:style-name="P51">A. UPPER:</text:p>
      <text:p text:style-name="P44">B.[A-Z]</text:p>
      <text:p text:style-name="P43">C.!a-z</text:p>
      <text:p text:style-name="P43">D.%C</text:p>
      <text:p text:style-name="P43">E.{AZ}</text:p>
      <text:p text:style-name="P5"><text:span text:style-name="T2">Question </text:span><text:span text:style-name="T3">60</text:span><text:span text:style-name="T2"> : Given a log file loga.log with timestamps of the format DD/MM/YYYY:hh:mm:ss, which command filters out all log entries in the time period between 8:00 am and 8:59 am?</text:span></text:p>
      <text:p text:style-name="P32"><text:span text:style-name="T2"><text:s/></text:span><text:span text:style-name="T22">A. grep </text:span><text:span text:style-name="T6">-</text:span><text:span text:style-name="T22">E ':08:[09]+:[09]+' loga.log</text:span></text:p>
      <text:list xml:id="list365023311" text:style-name="L3">
        <text:list-header>
          <text:p text:style-name="P92"><text:span text:style-name="T18"><text:s/>B. grep </text:span><text:span text:style-name="T19">-</text:span><text:span text:style-name="T18">E ':08:[00]+' loga.log</text:span></text:p>
          <text:p text:style-name="P92"><text:span text:style-name="T18"><text:s/>C. grep </text:span><text:span text:style-name="T19">-</text:span><text:span text:style-name="T18">E loga.log ':08:[0-9]+:[0-9]+'</text:span></text:p>
          <text:p text:style-name="P91"><text:s/>D. grep loga.log ':08:[0-9]:[0-9]'</text:p>
          <text:p text:style-name="P92"><text:span text:style-name="T18"><text:s/>E. grep </text:span><text:span text:style-name="T19">-</text:span><text:span text:style-name="T18">E ':08:[0-9]+:[0-9]+' loga.log</text:span></text:p>
          <text:p text:style-name="P75"><text:span text:style-name="T2">Question </text:span><text:span text:style-name="T3">61</text:span><text:span text:style-name="T2"> : Instead of supplying an explicit device in /etc/fstab for mounting, what other options may be used to identify the intended partition? (Choose two.)</text:span></text:p>
        </text:list-header>
      </text:list>
      <text:p text:style-name="P51">A. LABEL</text:p>
      <text:p text:style-name="P43">B. ID</text:p>
      <text:p text:style-name="P43">C. FIND</text:p>
      <text:p text:style-name="P43">D. NAME</text:p>
      <text:p text:style-name="P43">E. UUID</text:p>
      <text:list xml:id="list85319578186504" text:continue-numbering="true" text:style-name="L3">
        <text:list-header>
          <text:p text:style-name="P71"><text:span text:style-name="T4">Question </text:span><text:span text:style-name="T3">62</text:span><text:span text:style-name="T4"> : </text:span><text:span text:style-name="T2">A yum repository can declare sets of related packages. Which yum command installs all packages belonging to the group admintools?</text:span></text:p>
        </text:list-header>
      </text:list>
      <text:p text:style-name="P53">A. yum pkgsel --install admintools</text:p>
      <text:p text:style-name="P43">B. yum install admintools/*</text:p>
      <text:p text:style-name="P43">C. yum groupinstall admintools</text:p>
      <text:p text:style-name="P43">D. yum taskinstall admintools</text:p>
      <text:p text:style-name="P43">E. yum collection install admintools</text:p>
      <text:list xml:id="list85320937739526" text:continue-numbering="true" text:style-name="L3">
        <text:list-header>
          <text:p text:style-name="P72"><text:span text:style-name="T5">Question 63 : </text:span><text:span text:style-name="T2">What directory contains configuration files for additional yum repositories? (Specify the full path to the directory.)</text:span></text:p>
        </text:list-header>
        <text:list-item>
          <text:p text:style-name="P79"><text:span text:style-name="T45">input : </text:span><text:span text:style-name="T7">/etc/yum.conf</text:span></text:p>
        </text:list-item>
      </text:list>
      <text:p text:style-name="P24"><text:span text:style-name="T39">Question </text:span><text:span text:style-name="T40">10</text:span><text:span text:style-name="T41">1</text:span><text:span text:style-name="T40"> </text:span><text:span text:style-name="T39">: Which of the following commands can perform searches on file contents using regular expressions?</text:span></text:p>
      <text:p text:style-name="P52">A. find</text:p>
      <text:p text:style-name="P34">B. locate</text:p>
      <text:p text:style-name="P34">C. grep</text:p>
      <text:p text:style-name="P34">D. reggrep</text:p>
      <text:p text:style-name="P34">E. pgrep</text:p>
      <text:p text:style-name="P6"><text:span text:style-name="T8">Question </text:span><text:span text:style-name="T9">10</text:span><text:span text:style-name="T10">2</text:span><text:span text:style-name="T9"> </text:span><text:span text:style-name="T8">: In a nested directory structure, which find command line option would be used to restrict the command to searching down a particular number of subdirectories?</text:span></text:p>
      <text:p text:style-name="P55"><text:soft-page-break/>A. -maxdepth</text:p>
      <text:p text:style-name="P43">B. -dirmax</text:p>
      <text:p text:style-name="P43">C. -maxlevels</text:p>
      <text:p text:style-name="P43">D. -s</text:p>
      <text:p text:style-name="P43">E. -n</text:p>
      <text:p text:style-name="P6"><text:span text:style-name="T8">Question </text:span><text:span text:style-name="T9">10</text:span><text:span text:style-name="T10">3</text:span><text:span text:style-name="T9"> </text:span><text:span text:style-name="T8">: Which of the following commands determines a file's format by using a definition database file which contains information about all common file types?</text:span></text:p>
      <text:p text:style-name="P55">A. type</text:p>
      <text:p text:style-name="P34">B. file</text:p>
      <text:p text:style-name="P34">C. magic</text:p>
      <text:p text:style-name="P34">D. pmagic</text:p>
      <text:p text:style-name="P34">E. hash</text:p>
      <text:p text:style-name="P6"><text:span text:style-name="T8">Question </text:span><text:span text:style-name="T9">10</text:span><text:span text:style-name="T10">4</text:span><text:span text:style-name="T9"> </text:span><text:span text:style-name="T8">: Which of the following commands generates a list of user names from /etc/passwd along with their login shell?</text:span></text:p>
      <text:p text:style-name="P55">A. column -s : 1,7 /etc/passwd</text:p>
      <text:p text:style-name="P43">B. chop -c 1,7 /etc/passwd</text:p>
      <text:p text:style-name="P43">C. colrm 1,7 /etc/passwd</text:p>
      <text:p text:style-name="P43">D. sort -t: -k1,7 /etc/passwd</text:p>
      <text:p text:style-name="P43">E. cut -d: -f1,7 /etc/passwd</text:p>
      <text:p text:style-name="P6"><text:span text:style-name="T8">Question </text:span><text:span text:style-name="T9">10</text:span><text:span text:style-name="T11">5</text:span><text:span text:style-name="T9"> </text:span><text:span text:style-name="T8">: If the gzip compressed tar archive texts.tgz contains the files a.txt and b.txt, which files will be present in the current directory after running gunzip texts.tgz?</text:span></text:p>
      <text:p text:style-name="P55">A. Only a.txt, b.txt, and texts.tgz</text:p>
      <text:p text:style-name="P43">B. Only texts.tar and texts.tgz</text:p>
      <text:p text:style-name="P43">C. Only a.txt.gz and b.txt.gz</text:p>
      <text:p text:style-name="P43">D. Only a.txt and b.txt</text:p>
      <text:p text:style-name="P43">E. Only texts.tar</text:p>
      <text:p text:style-name="P7"><text:span text:style-name="T8">Question </text:span><text:span text:style-name="T9">10</text:span><text:span text:style-name="T11">6</text:span><text:span text:style-name="T9"> </text:span><text:span text:style-name="T8">: In the vi editor, how can commands such as moving the cursor or copying lines into the buffer be issued multiple times or applied to multiple rows?</text:span></text:p>
      <text:p text:style-name="P56">A. By using the command :repeat followed by the number and the command</text:p>
      <text:p text:style-name="P43">B. By specifying the number right in front of a command such as 41 or 2yj.</text:p>
      <text:p text:style-name="P43">C. By selecting all affected lines using the shit and cursor keys before applying the command.</text:p>
      <text:p text:style-name="P43">D. By issuing a command such as :set repetition=4 with repeats every subsequent command 4 times.</text:p>
      <text:p text:style-name="P43">E. By specifying the number after a command such as 14 or yj2 followed by escape.</text:p>
      <text:p text:style-name="P8"><text:span text:style-name="T8">Question </text:span><text:span text:style-name="T9">10</text:span><text:span text:style-name="T12">7</text:span><text:span text:style-name="T9"> </text:span><text:span text:style-name="T8">: Which of the following statements is correct for a command ending with an &amp; character?</text:span></text:p>
      <text:p text:style-name="P57">A. The command's output is redirected to /dev/null.</text:p>
      <text:p text:style-name="P43">B. The command is run in background of the current shell.</text:p>
      <text:p text:style-name="P43">C. The command's output is executed by the shell.</text:p>
      <text:p text:style-name="P43">D. The command is run as a direct child of the init process.</text:p>
      <text:p text:style-name="P43">E. The command's input is read from /dev/null.</text:p>
      <text:p text:style-name="P8"><text:span text:style-name="T8">Question </text:span><text:span text:style-name="T9">10</text:span><text:span text:style-name="T12">8</text:span><text:span text:style-name="T9"> </text:span><text:span text:style-name="T8">: How can a specific user be prevented from scheduling tasks with at?</text:span></text:p>
      <text:p text:style-name="P57">A. By adding the specific user to the /etc/at.allow file.</text:p>
      <text:p text:style-name="P43">B. By adding the specific user to the [deny] section in the /etc/atd.conf file.</text:p>
      <text:p text:style-name="P43">C. By adding the specific user to the nojobs group.</text:p>
      <text:p text:style-name="P43">D. By adding the specific user to the /etc/at.deny file.</text:p>
      <text:p text:style-name="P43">E. By executing the atd --deny [user] command.</text:p>
      <text:p text:style-name="P8"><text:span text:style-name="T8">Question </text:span><text:span text:style-name="T9">10</text:span><text:span text:style-name="T12">9</text:span><text:span text:style-name="T9"> </text:span><text:span text:style-name="T8">: What is the purpose of the xargs command?</text:span></text:p>
      <text:p text:style-name="P57">A. It passes arguments to an X server.</text:p>
      <text:p text:style-name="P43">B. It repeats the execution of a command using different parameters for each invocation.</text:p>
      <text:p text:style-name="P43">C. It reads standard input and builds up commands to execute.</text:p>
      <text:p text:style-name="P43">D. It asks a question, graphically, and returns the answer to the shell.</text:p>
      <text:p text:style-name="P43">E. It allows specifying long options (like --help) for commands that normally only accept short options (like -h)</text:p>
      <text:p text:style-name="P8"><text:span text:style-name="T8">Question </text:span><text:span text:style-name="T9">1</text:span><text:span text:style-name="T12">10</text:span><text:span text:style-name="T9"> </text:span><text:span text:style-name="T8">: Which command displays a list of all background tasks running in the current shell? (Specify ONLY the command without any path or parameters.)</text:span></text:p>
      <text:p text:style-name="P21"/>
      <text:list xml:id="list545752455" text:style-name="L4">
        <text:list-header>
          <text:p text:style-name="P94"><text:span text:style-name="T46">-</text:span><text:span text:style-name="T16">jobs</text:span></text:p>
        </text:list-header>
      </text:list>
      <text:p text:style-name="P25"><text:span text:style-name="T39">Question </text:span><text:span text:style-name="T40">1</text:span><text:span text:style-name="T42">1</text:span><text:span text:style-name="T43">1</text:span><text:span text:style-name="T40"> </text:span><text:span text:style-name="T39">: Which command is used to change the priority of an already running process? (Specify ONLY the command without any path or parameters.)</text:span></text:p>
      <text:p text:style-name="P25">-<text:span text:style-name="T53">renice</text:span></text:p>
      <text:p text:style-name="P22"/>
      <text:p text:style-name="P9"><text:span text:style-name="T8">Question </text:span><text:span text:style-name="T9">1</text:span><text:span text:style-name="T12">1</text:span><text:span text:style-name="T13">2</text:span><text:span text:style-name="T9"> </text:span><text:span text:style-name="T8">: In Bash, inserting 1&gt;&amp;2 after a command redirects</text:span></text:p>
      <text:p text:style-name="P62"><text:span text:style-name="T20">A. </text:span><text:span text:style-name="T17">ג€</text:span><text:span text:style-name="T20">¦standard error to standard input.</text:span></text:p>
      <text:p text:style-name="P62"><text:soft-page-break/><text:span text:style-name="T18">B. </text:span><text:span text:style-name="T21">ג€</text:span><text:span text:style-name="T18">¦standard output to standard error.</text:span></text:p>
      <text:p text:style-name="P50"><text:span text:style-name="T18">C. </text:span><text:span text:style-name="T21">ג€</text:span><text:span text:style-name="T18">¦standard input to standard error.</text:span></text:p>
      <text:p text:style-name="P49"><text:span text:style-name="T18">D. </text:span><text:span text:style-name="T21">ג€</text:span><text:span text:style-name="T18">¦standard error to standard output.</text:span></text:p>
      <text:p text:style-name="P49"><text:span text:style-name="T18">E. </text:span><text:span text:style-name="T21">ג€</text:span><text:span text:style-name="T18">¦standard output to standard input.</text:span></text:p>
      <text:p text:style-name="P9"><text:span text:style-name="T8">Question </text:span><text:span text:style-name="T9">1</text:span><text:span text:style-name="T12">1</text:span><text:span text:style-name="T14">3</text:span><text:span text:style-name="T9"> </text:span><text:span text:style-name="T8">: When booting from the hard disk, a computer successfully loads the Linux kernel and initramfs but hangs during the subsequent startup tasks. The system is booted using a Linux based rescue CD to investigate the problem. Which of the following methods helps to identify the root cause of the problem?</text:span></text:p>
      <text:p text:style-name="P58">A. Using the dmesg command from the rescue CD's shell to view the original system's boot logs.</text:p>
      <text:p text:style-name="P34">B. Investigating the file /proc/kmsg on the computer's hard disk for possible errors.</text:p>
      <text:p text:style-name="P34">C. Investigating the file /var/log on the computer's hard disk for possible errors.</text:p>
      <text:p text:style-name="P34">D. Using chroot to switch to the file system on the hard disk and use dmesg to view the logs.</text:p>
      <text:p text:style-name="P34">E. Rebooting again from the hard drive since the system successfully booted from the rescue CD.</text:p>
      <text:p text:style-name="P10"><text:span text:style-name="T8">Question </text:span><text:span text:style-name="T9">1</text:span><text:span text:style-name="T12">1</text:span><text:span text:style-name="T14">4</text:span><text:span text:style-name="T9"> </text:span><text:span text:style-name="T8">: Where is the bootloader stored on the hard disk of a UEFI system?</text:span></text:p>
      <text:p text:style-name="P58">A. In the EFI Boot Record (EBR).</text:p>
      <text:p text:style-name="P43">B. In the Master Boot Record (MBR).</text:p>
      <text:p text:style-name="P43">C. On the EFI System Partition (ESP).</text:p>
      <text:p text:style-name="P43">D. On the partition labeled boot.</text:p>
      <text:p text:style-name="P43">E. On the partition number 127.</text:p>
      <text:p text:style-name="P10"><text:span text:style-name="T8">Question </text:span><text:span text:style-name="T9">1</text:span><text:span text:style-name="T12">1</text:span><text:span text:style-name="T14">5</text:span><text:span text:style-name="T9"> </text:span><text:span text:style-name="T8">: What is the correct way to set the default systemd boot target to multi-user?</text:span></text:p>
      <text:p text:style-name="P59">A. systemctl isolate multi-user.target</text:p>
      <text:p text:style-name="P43">B. systemctl set-runlevel multi-user.target</text:p>
      <text:p text:style-name="P43">C. systemctl set-boot multi-user.target</text:p>
      <text:p text:style-name="P43">D. systemctl set-default multi-user.target</text:p>
      <text:p text:style-name="P43">E. systemctl boot -p multi-user.target</text:p>
      <text:p text:style-name="P10"><text:span text:style-name="T8">Question </text:span><text:span text:style-name="T9">1</text:span><text:span text:style-name="T12">1</text:span><text:span text:style-name="T14">6</text:span><text:span text:style-name="T9"> </text:span><text:span text:style-name="T8">: Which of the following statements are correct about the initial RAM disk involved in the boot process of Linux? (Choose two.)</text:span></text:p>
      <text:p text:style-name="P59">A. An initramfs is a compressed file system archive, which can be unpacked to examine its contents.</text:p>
      <text:p text:style-name="P34">B. An initramfs file contains the MBR, the bootloader and the Linux kernel.</text:p>
      <text:p text:style-name="P34">C. After a successful boot, the initramfs contents are available in /run/initramfs/.</text:p>
      <text:p text:style-name="P34">D. The kernel uses the initramfs temporarily before accessing the real root file system.</text:p>
      <text:p text:style-name="P34">E. An initramfs does not depend on a specific kernel version and is not changed after the initial installation.</text:p>
      <text:p text:style-name="P10"><text:span text:style-name="T8">Question </text:span><text:span text:style-name="T9">1</text:span><text:span text:style-name="T12">1</text:span><text:span text:style-name="T14">7</text:span><text:span text:style-name="T9"> </text:span><text:span text:style-name="T8">: Which of the following commands loads a kernel module along with any required dependency modules?</text:span></text:p>
      <text:p text:style-name="P59">A. depmod</text:p>
      <text:p text:style-name="P34">B. modprobe</text:p>
      <text:p text:style-name="P34">C. module_install</text:p>
      <text:p text:style-name="P34">D. insmod</text:p>
      <text:p text:style-name="P34">E. loadmod</text:p>
      <text:p text:style-name="P11"><text:span text:style-name="T8">Question </text:span><text:span text:style-name="T9">1</text:span><text:span text:style-name="T12">1</text:span><text:span text:style-name="T15">8</text:span><text:span text:style-name="T9"> </text:span><text:span text:style-name="T8">: What information can the lspci command display about the system hardware? (Choose three.)</text:span></text:p>
      <text:p text:style-name="P59">A. System battery type</text:p>
      <text:p text:style-name="P43">B. Device IRQ settings</text:p>
      <text:p text:style-name="P43">C. PCI bus speed</text:p>
      <text:p text:style-name="P43">D. Ethernet MAC address</text:p>
      <text:p text:style-name="P43">E. Device vendor identification</text:p>
      <text:p text:style-name="P11"><text:span text:style-name="T8">Question </text:span><text:span text:style-name="T9">1</text:span><text:span text:style-name="T12">1</text:span><text:span text:style-name="T15">9</text:span><text:span text:style-name="T9"> </text:span><text:span text:style-name="T8">: Which System V init configuration file is commonly used to set the default run level? (Specify the full name of the file, including path.)</text:span></text:p>
      <text:p text:style-name="P60">/etc/inittab</text:p>
      <text:p text:style-name="P26"><text:span text:style-name="T39">Question </text:span><text:span text:style-name="T40">1</text:span><text:span text:style-name="T44">20</text:span><text:span text:style-name="T40"> </text:span><text:span text:style-name="T39">: </text:span><text:span text:style-name="T25">Given the following two symbolic links in a System V init configuration:</text:span><text:span text:style-name="T8"><text:line-break/></text:span><text:span text:style-name="T25">/etc/rc1.d/K01apache2</text:span><text:span text:style-name="T8"><text:line-break/></text:span><text:span text:style-name="T25">/etc/rc2.d/S02apache2</text:span><text:span text:style-name="T8"><text:line-break/></text:span><text:span text:style-name="T25">When are the scripts executed that are referenced by these links? (Choose two.)</text:span></text:p>
      <text:p text:style-name="P54">A. S02apache2 is run when runlevel 2 is entered.</text:p>
      <text:p text:style-name="P43">B. S02apache2 is run when runlevel 2 is left.</text:p>
      <text:p text:style-name="P43">C. K01apache2 is never run because K indicates a deactivated service.</text:p>
      <text:p text:style-name="P43">D. Both S02apache2 and K01apache2 are run during a system shutdown.</text:p>
      <text:p text:style-name="P43">E. K01apache2 is run when runlevel 1 is entered.</text:p>
      <text:p text:style-name="P60"/>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oto Sans" svg:font-family="'Noto Sans', 'Helvetica Neue', 'Segoe UI', Helvetica, Verdana, Arial, sans-serif"/>
    <style:font-face style:name="Roboto Condensed" svg:font-family="'Roboto Condensed',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09T15:46:26.428154871</meta:creation-date>
    <dc:date>2023-10-20T08:53:19.426693945</dc:date>
    <meta:editing-duration>P1DT4H32M39S</meta:editing-duration>
    <meta:editing-cycles>5</meta:editing-cycles>
    <meta:generator>LibreOffice/6.4.7.2$Linux_X86_64 LibreOffice_project/40$Build-2</meta:generator>
    <meta:document-statistic meta:table-count="0" meta:image-count="1" meta:object-count="0" meta:page-count="9" meta:paragraph-count="456" meta:word-count="3831" meta:character-count="22003" meta:non-whitespace-character-count="18683"/>
  </office:meta>
</office:document-meta>
</file>